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3/" manifest:media-type="application/vnd.oasis.opendocument.formula"/>
  <manifest:file-entry manifest:full-path="Object 50/" manifest:media-type="application/vnd.oasis.opendocument.formula"/>
  <manifest:file-entry manifest:full-path="Object 55/" manifest:media-type="application/vnd.oasis.opendocument.formula"/>
  <manifest:file-entry manifest:full-path="Object 16/" manifest:media-type="application/vnd.oasis.opendocument.formula"/>
  <manifest:file-entry manifest:full-path="Object 38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41/" manifest:media-type="application/vnd.oasis.opendocument.formula"/>
  <manifest:file-entry manifest:full-path="Object 46/" manifest:media-type="application/vnd.oasis.opendocument.formula"/>
  <manifest:file-entry manifest:full-path="Object 52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43/" manifest:media-type="application/vnd.oasis.opendocument.formula"/>
  <manifest:file-entry manifest:full-path="Object 54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37/" manifest:media-type="application/vnd.oasis.opendocument.formula"/>
  <manifest:file-entry manifest:full-path="Object 48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5/" manifest:media-type="application/vnd.oasis.opendocument.formula"/>
  <manifest:file-entry manifest:full-path="Object 51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42/" manifest:media-type="application/vnd.oasis.opendocument.formula"/>
  <manifest:file-entry manifest:full-path="Object 47/" manifest:media-type="application/vnd.oasis.opendocument.formula"/>
  <manifest:file-entry manifest:full-path="Object 53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44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49/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9/content.xml" manifest:media-type="text/xml"/>
  <manifest:file-entry manifest:full-path="Object 35/content.xml" manifest:media-type="text/xml"/>
  <manifest:file-entry manifest:full-path="Object 40/content.xml" manifest:media-type="text/xml"/>
  <manifest:file-entry manifest:full-path="Object 38/content.xml" manifest:media-type="text/xml"/>
  <manifest:file-entry manifest:full-path="Object 34/content.xml" manifest:media-type="text/xml"/>
  <manifest:file-entry manifest:full-path="Object 33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41/content.xml" manifest:media-type="text/xml"/>
  <manifest:file-entry manifest:full-path="Object 43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0/content.xml" manifest:media-type="text/xml"/>
  <manifest:file-entry manifest:full-path="Object 49/content.xml" manifest:media-type="text/xml"/>
  <manifest:file-entry manifest:full-path="Object 48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2/content.xml" manifest:media-type="text/xml"/>
  <manifest:file-entry manifest:full-path="Object 28/content.xml" manifest:media-type="text/xml"/>
  <manifest:file-entry manifest:full-path="Object 26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7/content.xml" manifest:media-type="text/xml"/>
  <manifest:file-entry manifest:full-path="Object 20/content.xml" manifest:media-type="text/xml"/>
  <manifest:file-entry manifest:full-path="Object 18/content.xml" manifest:media-type="text/xml"/>
  <manifest:file-entry manifest:full-path="Object 14/content.xml" manifest:media-type="text/xml"/>
  <manifest:file-entry manifest:full-path="Object 19/content.xml" manifest:media-type="text/xml"/>
  <manifest:file-entry manifest:full-path="Object 15/content.xml" manifest:media-type="text/xml"/>
  <manifest:file-entry manifest:full-path="Object 17/content.xml" manifest:media-type="text/xml"/>
  <manifest:file-entry manifest:full-path="Object 16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T2" style:parent-style-name="Fuentedepárrafopredeter." style:family="text">
      <style:text-properties style:font-name-asian="Times New Roman"/>
    </style:style>
    <style:style style:name="T3" style:parent-style-name="Fuentedepárrafopredeter." style:family="text">
      <style:text-properties style:font-name-asian="Times New Roman"/>
    </style:style>
    <style:style style:name="T4" style:parent-style-name="Fuentedepárrafopredeter." style:family="text">
      <style:text-properties style:font-name-asian="Times New Roman"/>
    </style:style>
    <style:style style:name="P5" style:parent-style-name="Normal" style:family="paragraph">
      <style:paragraph-properties fo:text-align="start"/>
    </style:style>
    <style:style style:name="P6" style:parent-style-name="Normal" style:family="paragraph">
      <style:paragraph-properties fo:text-align="start"/>
    </style:style>
    <style:style style:name="P7" style:parent-style-name="Normal" style:family="paragraph">
      <style:paragraph-properties fo:text-align="start"/>
    </style:style>
    <style:style style:name="T8" style:parent-style-name="Fuentedepárrafopredeter." style:family="text">
      <style:text-properties style:font-name="Cambria Math" fo:font-style="italic" style:font-style-asian="italic"/>
    </style:style>
    <style:style style:name="T9" style:parent-style-name="Fuentedepárrafopredeter." style:family="text">
      <style:text-properties style:font-name="Cambria Math" fo:font-style="italic" style:font-style-asian="italic"/>
    </style:style>
    <style:style style:name="T10" style:parent-style-name="Fuentedepárrafopredeter." style:family="text">
      <style:text-properties style:font-name-asian="Times New Roman"/>
    </style:style>
    <style:style style:name="P11" style:parent-style-name="Normal" style:family="paragraph">
      <style:paragraph-properties fo:text-align="start"/>
    </style:style>
    <style:style style:name="T12" style:parent-style-name="Fuentedepárrafopredeter." style:family="text">
      <style:text-properties style:font-name="Cambria Math" fo:font-style="italic" style:font-style-asian="italic"/>
    </style:style>
    <style:style style:name="P13" style:parent-style-name="Normal" style:family="paragraph">
      <style:text-properties style:font-name-asian="Times New Roman"/>
    </style:style>
    <style:style style:name="P14" style:parent-style-name="Párrafodelista" style:list-style-name="LFO1" style:family="paragraph"/>
    <style:style style:name="T15" style:parent-style-name="Fuentedepárrafopredeter." style:family="text">
      <style:text-properties style:font-name-asian="Times New Roman"/>
    </style:style>
    <style:style style:name="T16" style:parent-style-name="Fuentedepárrafopredeter." style:family="text">
      <style:text-properties style:font-name-asian="Times New Roman"/>
    </style:style>
    <style:style style:name="T17" style:parent-style-name="Fuentedepárrafopredeter." style:family="text">
      <style:text-properties style:font-name-asian="Times New Roman"/>
    </style:style>
    <style:style style:name="T18" style:parent-style-name="Fuentedepárrafopredeter." style:family="text">
      <style:text-properties style:font-name-asian="Times New Roman"/>
    </style:style>
    <style:style style:name="T19" style:parent-style-name="Fuentedepárrafopredeter." style:family="text">
      <style:text-properties style:font-name-asian="Times New Roman"/>
    </style:style>
    <style:style style:name="P20" style:parent-style-name="Normal" style:family="paragraph">
      <style:paragraph-properties fo:text-align="start"/>
    </style:style>
    <style:style style:name="T21" style:parent-style-name="Fuentedepárrafopredeter." style:family="text">
      <style:text-properties style:font-name="Cambria Math" fo:font-style="italic" style:font-style-asian="italic"/>
    </style:style>
    <style:style style:name="P22" style:parent-style-name="Normal" style:family="paragraph">
      <style:paragraph-properties fo:text-align="start"/>
    </style:style>
    <style:style style:name="P23" style:parent-style-name="Normal" style:family="paragraph">
      <style:text-properties style:font-name-asian="Times New Roman"/>
    </style:style>
    <style:style style:name="P24" style:parent-style-name="Normal" style:family="paragraph">
      <style:paragraph-properties fo:text-align="start"/>
    </style:style>
    <style:style style:name="P25" style:parent-style-name="Normal" style:family="paragraph">
      <style:text-properties style:font-name-asian="Times New Roman"/>
    </style:style>
    <style:style style:name="P26" style:parent-style-name="Párrafodelista" style:list-style-name="LFO1" style:family="paragraph">
      <style:text-properties style:font-name-asian="Times New Roman"/>
    </style:style>
    <style:style style:name="P27" style:parent-style-name="Normal" style:family="paragraph">
      <style:paragraph-properties fo:text-align="start"/>
    </style:style>
    <style:style style:name="P28" style:parent-style-name="Normal" style:family="paragraph">
      <style:text-properties style:font-name-asian="Times New Roman"/>
    </style:style>
    <style:style style:name="P29" style:parent-style-name="Normal" style:family="paragraph">
      <style:text-properties style:font-name-asian="Times New Roman"/>
    </style:style>
    <style:style style:name="P30" style:parent-style-name="Normal" style:family="paragraph">
      <style:text-properties style:font-name-asian="Times New Roman"/>
    </style:style>
    <style:style style:name="P31" style:parent-style-name="Normal" style:family="paragraph">
      <style:text-properties style:font-name-asian="Times New Roman"/>
    </style:style>
    <style:style style:name="P32" style:parent-style-name="Normal" style:family="paragraph">
      <style:text-properties style:font-name-asian="Times New Roman"/>
    </style:style>
    <style:style style:name="P33" style:parent-style-name="Normal" style:family="paragraph">
      <style:text-properties style:font-name-asian="Times New Roman"/>
    </style:style>
    <style:style style:name="P34" style:parent-style-name="Normal" style:family="paragraph">
      <style:paragraph-properties fo:text-align="start"/>
    </style:style>
    <style:style style:name="T35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36" style:parent-style-name="Normal" style:family="paragraph">
      <style:paragraph-properties fo:text-align="start"/>
    </style:style>
    <style:style style:name="T37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T38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39" style:parent-style-name="Normal" style:family="paragraph">
      <style:paragraph-properties fo:text-align="start"/>
    </style:style>
    <style:style style:name="P40" style:parent-style-name="Normal" style:family="paragraph">
      <style:paragraph-properties fo:text-align="start"/>
    </style:style>
    <style:style style:name="T41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T42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43" style:parent-style-name="Normal" style:family="paragraph">
      <style:paragraph-properties fo:text-align="start"/>
    </style:style>
    <style:style style:name="T44" style:parent-style-name="Fuentedepárrafopredeter." style:family="text">
      <style:text-properties style:font-name="Cambria Math" fo:font-style="italic" style:font-style-asian="italic"/>
    </style:style>
    <style:style style:name="T45" style:parent-style-name="Fuentedepárrafopredeter." style:family="text">
      <style:text-properties style:font-name="Cambria Math" fo:font-style="italic" style:font-style-asian="italic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style:font-name-asian="Times New Roman"/>
    </style:style>
    <style:style style:name="P48" style:parent-style-name="Párrafodelista" style:list-style-name="LFO1" style:family="paragraph">
      <style:text-properties style:font-name-asian="Times New Roman"/>
    </style:style>
    <style:style style:name="P49" style:parent-style-name="Normal" style:family="paragraph">
      <style:paragraph-properties fo:text-align="start"/>
    </style:style>
    <style:style style:name="T50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T51" style:parent-style-name="Fuentedepárrafopredeter." style:family="text">
      <style:text-properties style:font-name-asian="Times New Roman"/>
    </style:style>
    <style:style style:name="T52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53" style:parent-style-name="Normal" style:family="paragraph">
      <style:paragraph-properties fo:text-align="start"/>
    </style:style>
    <style:style style:name="T54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55" style:parent-style-name="Normal" style:family="paragraph">
      <style:paragraph-properties fo:text-align="start"/>
    </style:style>
    <style:style style:name="T56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57" style:parent-style-name="Normal" style:family="paragraph">
      <style:paragraph-properties fo:text-align="start"/>
    </style:style>
    <style:style style:name="T58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T59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60" style:parent-style-name="Normal" style:family="paragraph">
      <style:paragraph-properties fo:text-align="start"/>
    </style:style>
    <style:style style:name="T61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T62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63" style:parent-style-name="Normal" style:family="paragraph">
      <style:paragraph-properties fo:text-align="start"/>
    </style:style>
    <style:style style:name="P64" style:parent-style-name="Normal" style:family="paragraph">
      <style:text-properties style:font-name-asian="Times New Roman"/>
    </style:style>
    <style:style style:name="P65" style:parent-style-name="Normal" style:family="paragraph">
      <style:paragraph-properties fo:text-align="start"/>
    </style:style>
    <style:style style:name="T66" style:parent-style-name="Fuentedepárrafopredeter." style:family="text">
      <style:text-properties style:font-name-asian="Times New Roman"/>
    </style:style>
    <style:style style:name="T67" style:parent-style-name="Fuentedepárrafopredeter." style:family="text">
      <style:text-properties style:font-name-asian="Times New Roman"/>
    </style:style>
    <style:style style:name="P68" style:parent-style-name="Normal" style:family="paragraph">
      <style:paragraph-properties fo:text-align="start"/>
    </style:style>
    <style:style style:name="P69" style:parent-style-name="Normal" style:family="paragraph">
      <style:paragraph-properties fo:text-align="start"/>
    </style:style>
    <style:style style:name="T70" style:parent-style-name="Fuentedepárrafopredeter." style:family="text">
      <style:text-properties style:font-name="Cambria Math" fo:font-style="italic" style:font-style-asian="italic"/>
    </style:style>
    <style:style style:name="T71" style:parent-style-name="Fuentedepárrafopredeter." style:family="text">
      <style:text-properties style:font-name="Cambria Math" fo:font-style="italic" style:font-style-asian="italic"/>
    </style:style>
    <style:style style:name="P72" style:parent-style-name="Normal" style:family="paragraph">
      <style:paragraph-properties fo:text-align="start"/>
    </style:style>
    <style:style style:name="P73" style:parent-style-name="Normal" style:family="paragraph">
      <style:paragraph-properties fo:text-align="start"/>
    </style:style>
    <style:style style:name="T74" style:parent-style-name="Fuentedepárrafopredeter." style:family="text">
      <style:text-properties style:font-name="Cambria Math" fo:font-style="italic" style:font-style-asian="italic"/>
    </style:style>
    <style:style style:name="T75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76" style:parent-style-name="Normal" style:family="paragraph">
      <style:text-properties style:font-name-asian="Times New Roman"/>
    </style:style>
    <style:style style:name="P77" style:parent-style-name="Normal" style:family="paragraph">
      <style:paragraph-properties fo:text-align="start"/>
    </style:style>
    <style:style style:name="T78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79" style:parent-style-name="Normal" style:family="paragraph">
      <style:text-properties style:font-name-asian="Times New Roman"/>
    </style:style>
    <style:style style:name="P80" style:parent-style-name="Normal" style:family="paragraph">
      <style:text-properties style:font-name-asian="Times New Roman"/>
    </style:style>
    <style:style style:name="P81" style:parent-style-name="Párrafodelista" style:list-style-name="LFO1" style:family="paragraph">
      <style:text-properties style:font-name-asian="Times New Roman"/>
    </style:style>
    <style:style style:name="P82" style:parent-style-name="Normal" style:family="paragraph">
      <style:paragraph-properties fo:text-align="start"/>
    </style:style>
    <style:style style:name="T83" style:parent-style-name="Fuentedepárrafopredeter." style:family="text">
      <style:text-properties style:font-name="Cambria Math" fo:font-style="italic" style:font-style-asian="italic"/>
    </style:style>
    <style:style style:name="T84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85" style:parent-style-name="Normal" style:family="paragraph">
      <style:paragraph-properties fo:text-align="start"/>
    </style:style>
    <style:style style:name="T86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T87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T88" style:parent-style-name="Fuentedepárrafopredeter." style:family="text">
      <style:text-properties style:font-name="Cambria Math" style:font-name-asian="Times New Roman" fo:font-style="italic" style:font-style-asian="italic"/>
    </style:style>
    <style:style style:name="P89" style:parent-style-name="Normal" style:family="paragraph">
      <style:paragraph-properties fo:text-align="start"/>
    </style:style>
    <style:style style:name="P90" style:parent-style-name="Normal" style:family="paragraph">
      <style:text-properties style:font-name-asian="Times New Roman"/>
    </style:style>
    <style:style style:name="P91" style:parent-style-name="Normal" style:family="paragraph">
      <style:text-properties style:font-name-asian="Times New Roman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50">
      <style:graphic-properties style:vertical-pos="middle"/>
    </style:style>
    <style:style style:family="graphic" style:name="a14">
      <style:graphic-properties style:vertical-pos="middle"/>
    </style:style>
    <style:style style:family="graphic" style:name="a51">
      <style:graphic-properties style:vertical-pos="middle"/>
    </style:style>
    <style:style style:family="graphic" style:name="a15">
      <style:graphic-properties style:vertical-pos="middle"/>
    </style:style>
    <style:style style:family="graphic" style:name="a52">
      <style:graphic-properties style:vertical-pos="middle"/>
    </style:style>
    <style:style style:family="graphic" style:name="a16">
      <style:graphic-properties style:vertical-pos="middle"/>
    </style:style>
    <style:style style:family="graphic" style:name="a53">
      <style:graphic-properties style:vertical-pos="middle"/>
    </style:style>
    <style:style style:family="graphic" style:name="a17">
      <style:graphic-properties style:vertical-pos="middle"/>
    </style:style>
    <style:style style:family="graphic" style:name="a54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>
      <style:graphic-properties style:vertical-pos="middle"/>
    </style:style>
    <style:style style:family="graphic" style:name="a46">
      <style:graphic-properties style:vertical-pos="middle"/>
    </style:style>
    <style:style style:family="graphic" style:name="a9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list text:style-name="LFO1" text:continue-numbering="true">
        <text:list-item>
          <text:p text:style-name="P1">Encontrar en cada caso<text:s/><draw:frame draw:style-name="a0" text:anchor-type="as-char" svg:x="0in" svg:y="0in" svg:width="0.49167in" svg:height="0.25in" style:rel-width="scale" style:rel-height="scale"><draw:object xlink:href="Object 1/" xlink:type="simple" xlink:show="embed" xlink:actuate="onLoad"/></draw:frame>luego determina<text:s/><draw:frame draw:style-name="a1" text:anchor-type="as-char" svg:x="0in" svg:y="0in" svg:width="0.94167in" svg:height="0.18333in" style:rel-width="scale" style:rel-height="scale"><draw:object xlink:href="Object 2/" xlink:type="simple" xlink:show="embed" xlink:actuate="onLoad"/></draw:frame><text:span text:style-name="T2"><text:s/>y calcular<text:s/></text:span><draw:frame draw:style-name="a2" text:anchor-type="as-char" svg:x="0in" svg:y="0in" svg:width="0.5in" svg:height="0.25in" style:rel-width="scale" style:rel-height="scale"><draw:object xlink:href="Object 3/" xlink:type="simple" xlink:show="embed" xlink:actuate="onLoad"/></draw:frame><text:span text:style-name="T3">,<text:s/></text:span><text:span text:style-name="T4">si sabes que:</text:span></text:p>
        </text:list-item>
      </text:list>
      <text:p text:style-name="P5"><draw:frame draw:style-name="a3" text:anchor-type="as-char" svg:x="0in" svg:y="0in" svg:width="5.21667in" svg:height="0.41667in" style:rel-width="scale" style:rel-height="scale"><draw:object xlink:href="Object 4/" xlink:type="simple" xlink:show="embed" xlink:actuate="onLoad"/></draw:frame></text:p>
      <text:p text:style-name="P6"><draw:frame draw:style-name="a4" text:anchor-type="as-char" svg:x="0in" svg:y="0in" svg:width="4.4in" svg:height="0.35833in" style:rel-width="scale" style:rel-height="scale"><draw:object xlink:href="Object 5/" xlink:type="simple" xlink:show="embed" xlink:actuate="onLoad"/></draw:frame></text:p>
      <text:p text:style-name="P7"><draw:frame draw:style-name="a5" text:anchor-type="as-char" svg:x="0in" svg:y="0in" svg:width="0.13333in" svg:height="0.18333in" style:rel-width="scale" style:rel-height="scale"><draw:object xlink:href="Object 6/" xlink:type="simple" xlink:show="embed" xlink:actuate="onLoad"/></draw:frame><text:span text:style-name="T8"><text:line-break/></text:span><draw:frame draw:style-name="a6" text:anchor-type="as-char" svg:x="0in" svg:y="0in" svg:width="1.85833in" svg:height="0.35833in" style:rel-width="scale" style:rel-height="scale"><draw:object xlink:href="Object 7/" xlink:type="simple" xlink:show="embed" xlink:actuate="onLoad"/></draw:frame><text:span text:style-name="T9"><text:line-break/></text:span><draw:frame draw:style-name="a7" text:anchor-type="as-char" svg:x="0in" svg:y="0in" svg:width="0.06667in" svg:height="0.18333in" style:rel-width="scale" style:rel-height="scale"><draw:object xlink:href="Object 8/" xlink:type="simple" xlink:show="embed" xlink:actuate="onLoad"/></draw:frame><text:span text:style-name="T10"><text:line-break/></text:span></text:p>
      <text:p text:style-name="P11"><draw:frame draw:style-name="a8" text:anchor-type="as-char" svg:x="0in" svg:y="0in" svg:width="5.75in" svg:height="0.41667in" style:rel-width="scale" style:rel-height="scale"><draw:object xlink:href="Object 9/" xlink:type="simple" xlink:show="embed" xlink:actuate="onLoad"/></draw:frame><text:span text:style-name="T12"><text:line-break/></text:span><draw:frame draw:style-name="a9" text:anchor-type="as-char" svg:x="0in" svg:y="0in" svg:width="2.05in" svg:height="0.41667in" style:rel-width="scale" style:rel-height="scale"><draw:object xlink:href="Object 10/" xlink:type="simple" xlink:show="embed" xlink:actuate="onLoad"/></draw:frame></text:p>
      <text:p text:style-name="P13"/>
      <text:list text:style-name="LFO1" text:continue-numbering="true">
        <text:list-item>
          <text:p text:style-name="P14"><text:span text:style-name="T15">Sea una</text:span><text:span text:style-name="T16"><text:s/></text:span><draw:frame draw:style-name="a10" text:anchor-type="as-char" svg:x="0in" svg:y="0in" svg:width="0.5in" svg:height="0.19167in" style:rel-width="scale" style:rel-height="scale"><draw:object xlink:href="Object 11/" xlink:type="simple" xlink:show="embed" xlink:actuate="onLoad"/></draw:frame><text:span text:style-name="T17"><text:s/></text:span><text:span text:style-name="T18">sucesión tal que</text:span><text:span text:style-name="T19"><text:s/></text:span><draw:frame draw:style-name="a11" text:anchor-type="as-char" svg:x="0in" svg:y="0in" svg:width="0.71667in" svg:height="0.25in" style:rel-width="scale" style:rel-height="scale"><draw:object xlink:href="Object 12/" xlink:type="simple" xlink:show="embed" xlink:actuate="onLoad"/></draw:frame></text:p>
        </text:list-item>
      </text:list>
      <text:p text:style-name="P20"><draw:frame draw:style-name="a12" text:anchor-type="as-char" svg:x="0in" svg:y="0in" svg:width="0.95in" svg:height="0.25in" style:rel-width="scale" style:rel-height="scale"><draw:object xlink:href="Object 13/" xlink:type="simple" xlink:show="embed" xlink:actuate="onLoad"/></draw:frame><text:span text:style-name="T21"><text:line-break/></text:span></text:p>
      <text:p text:style-name="P22"><draw:frame draw:style-name="a13" text:anchor-type="as-char" svg:x="0in" svg:y="0in" svg:width="1.7in" svg:height="0.29167in" style:rel-width="scale" style:rel-height="scale"><draw:object xlink:href="Object 14/" xlink:type="simple" xlink:show="embed" xlink:actuate="onLoad"/></draw:frame></text:p>
      <text:p text:style-name="P23"/>
      <text:p text:style-name="P24"><draw:frame draw:style-name="a14" text:anchor-type="as-char" svg:x="0in" svg:y="0in" svg:width="2.55in" svg:height="0.29167in" style:rel-width="scale" style:rel-height="scale"><draw:object xlink:href="Object 15/" xlink:type="simple" xlink:show="embed" xlink:actuate="onLoad"/></draw:frame></text:p>
      <text:p text:style-name="P25"/>
      <text:list text:style-name="LFO1" text:continue-numbering="true">
        <text:list-item>
          <text:p text:style-name="P26">Muestre que la función:<text:s/></text:p>
        </text:list-item>
      </text:list>
      <text:p text:style-name="P27"><draw:frame draw:style-name="a15" text:anchor-type="as-char" svg:x="0in" svg:y="0in" svg:width="1.59167in" svg:height="0.525in" style:rel-width="scale" style:rel-height="scale"><draw:object xlink:href="Object 16/" xlink:type="simple" xlink:show="embed" xlink:actuate="onLoad"/></draw:frame></text:p>
      <text:p text:style-name="P28"/>
      <text:p text:style-name="P29">Es continua en 0 pero no es derivable en 0.</text:p>
      <text:p text:style-name="P30"/>
      <text:p text:style-name="P31"/>
      <text:p text:style-name="P32"/>
      <text:p text:style-name="P33"/>
      <text:p text:style-name="P34"><draw:frame draw:style-name="a16" text:anchor-type="as-char" svg:x="0in" svg:y="0in" svg:width="0.90833in" svg:height="0.35in" style:rel-width="scale" style:rel-height="scale"><draw:object xlink:href="Object 17/" xlink:type="simple" xlink:show="embed" xlink:actuate="onLoad"/></draw:frame><text:span text:style-name="T35"><text:line-break/></text:span></text:p>
      <text:p text:style-name="P36"><draw:frame draw:style-name="a17" text:anchor-type="as-char" svg:x="0in" svg:y="0in" svg:width="1.21667in" svg:height="0.35in" style:rel-width="scale" style:rel-height="scale"><draw:object xlink:href="Object 18/" xlink:type="simple" xlink:show="embed" xlink:actuate="onLoad"/></draw:frame><text:span text:style-name="T37"><text:line-break/></text:span><draw:frame draw:style-name="a18" text:anchor-type="as-char" svg:x="0in" svg:y="0in" svg:width="1.475in" svg:height="0.35in" style:rel-width="scale" style:rel-height="scale"><draw:object xlink:href="Object 19/" xlink:type="simple" xlink:show="embed" xlink:actuate="onLoad"/></draw:frame><text:span text:style-name="T38"><text:line-break/></text:span><draw:frame draw:style-name="a19" text:anchor-type="as-char" svg:x="0in" svg:y="0in" svg:width="1.3in" svg:height="0.35in" style:rel-width="scale" style:rel-height="scale"><draw:object xlink:href="Object 20/" xlink:type="simple" xlink:show="embed" xlink:actuate="onLoad"/></draw:frame></text:p>
      <text:p text:style-name="P39"><draw:frame draw:style-name="a20" text:anchor-type="as-char" svg:x="0in" svg:y="0in" svg:width="4.225in" svg:height="0.25in" style:rel-width="scale" style:rel-height="scale"><draw:object xlink:href="Object 21/" xlink:type="simple" xlink:show="embed" xlink:actuate="onLoad"/></draw:frame></text:p>
      <text:p text:style-name="P40"><draw:frame draw:style-name="a21" text:anchor-type="as-char" svg:x="0in" svg:y="0in" svg:width="6.20833in" svg:height="0.19167in" style:rel-width="scale" style:rel-height="scale"><draw:object xlink:href="Object 22/" xlink:type="simple" xlink:show="embed" xlink:actuate="onLoad"/></draw:frame><text:span text:style-name="T41"><text:line-break/></text:span><draw:frame draw:style-name="a22" text:anchor-type="as-char" svg:x="0in" svg:y="0in" svg:width="1.61667in" svg:height="0.19167in" style:rel-width="scale" style:rel-height="scale"><draw:object xlink:href="Object 23/" xlink:type="simple" xlink:show="embed" xlink:actuate="onLoad"/></draw:frame><text:span text:style-name="T42"><text:line-break/></text:span></text:p>
      <text:p text:style-name="P43"><draw:frame draw:style-name="a23" text:anchor-type="as-char" svg:x="0in" svg:y="0in" svg:width="4.16667in" svg:height="0.36667in" style:rel-width="scale" style:rel-height="scale"><draw:object xlink:href="Object 24/" xlink:type="simple" xlink:show="embed" xlink:actuate="onLoad"/></draw:frame><text:span text:style-name="T44"><text:line-break/></text:span><draw:frame draw:style-name="a24" text:anchor-type="as-char" svg:x="0in" svg:y="0in" svg:width="2.875in" svg:height="0.475in" style:rel-width="scale" style:rel-height="scale"><draw:object xlink:href="Object 25/" xlink:type="simple" xlink:show="embed" xlink:actuate="onLoad"/></draw:frame><text:span text:style-name="T45"><text:line-break/></text:span></text:p>
      <text:p text:style-name="P46"><draw:frame draw:style-name="a25" text:anchor-type="as-char" svg:x="0in" svg:y="0in" svg:width="6.46667in" svg:height="0.19167in" style:rel-width="scale" style:rel-height="scale"><draw:object xlink:href="Object 26/" xlink:type="simple" xlink:show="embed" xlink:actuate="onLoad"/></draw:frame><text:span text:style-name="T47"><text:line-break/></text:span><draw:frame draw:style-name="a26" text:anchor-type="as-char" svg:x="0in" svg:y="0in" svg:width="0.06667in" svg:height="0.18333in" style:rel-width="scale" style:rel-height="scale"><draw:object xlink:href="Object 27/" xlink:type="simple" xlink:show="embed" xlink:actuate="onLoad"/></draw:frame></text:p>
      <text:list text:style-name="LFO1" text:continue-numbering="true">
        <text:list-item>
          <text:p text:style-name="P48">Encuentre el(los) número(s) c referido(s) en el teorema del valor intermedio para cada función sobre el indicado<text:s/>intervalo y para el valor dado de L</text:p>
        </text:list-item>
      </text:list>
      <text:p text:style-name="P49"><draw:frame draw:style-name="a27" text:anchor-type="as-char" svg:x="0in" svg:y="0in" svg:width="2.63333in" svg:height="0.19167in" style:rel-width="scale" style:rel-height="scale"><draw:object xlink:href="Object 28/" xlink:type="simple" xlink:show="embed" xlink:actuate="onLoad"/></draw:frame><text:span text:style-name="T50"><text:line-break/></text:span><text:span text:style-name="T51"><text:line-break/></text:span><draw:frame draw:style-name="a28" text:anchor-type="as-char" svg:x="0in" svg:y="0in" svg:width="2.20833in" svg:height="0.19167in" style:rel-width="scale" style:rel-height="scale"><draw:object xlink:href="Object 29/" xlink:type="simple" xlink:show="embed" xlink:actuate="onLoad"/></draw:frame><text:span text:style-name="T52"><text:line-break/></text:span><draw:frame draw:style-name="a29" text:anchor-type="as-char" svg:x="0in" svg:y="0in" svg:width="2.08333in" svg:height="0.19167in" style:rel-width="scale" style:rel-height="scale"><draw:object xlink:href="Object 30/" xlink:type="simple" xlink:show="embed" xlink:actuate="onLoad"/></draw:frame></text:p>
      <text:p text:style-name="P53"><draw:frame draw:style-name="a30" text:anchor-type="as-char" svg:x="0in" svg:y="0in" svg:width="0.34167in" svg:height="0.18333in" style:rel-width="scale" style:rel-height="scale"><draw:object xlink:href="Object 31/" xlink:type="simple" xlink:show="embed" xlink:actuate="onLoad"/></draw:frame><text:span text:style-name="T54"><text:line-break/></text:span><draw:frame draw:style-name="a31" text:anchor-type="as-char" svg:x="0in" svg:y="0in" svg:width="1.64167in" svg:height="0.19167in" style:rel-width="scale" style:rel-height="scale"><draw:object xlink:href="Object 32/" xlink:type="simple" xlink:show="embed" xlink:actuate="onLoad"/></draw:frame></text:p>
      <text:p text:style-name="P55"><text:span text:style-name="T56"><text:line-break/></text:span><draw:frame draw:style-name="a32" text:anchor-type="as-char" svg:x="0in" svg:y="0in" svg:width="2.99167in" svg:height="0.18333in" style:rel-width="scale" style:rel-height="scale"><draw:object xlink:href="Object 33/" xlink:type="simple" xlink:show="embed" xlink:actuate="onLoad"/></draw:frame></text:p>
      <text:p text:style-name="P57"><text:span text:style-name="T58"><text:line-break/></text:span><draw:frame draw:style-name="a33" text:anchor-type="as-char" svg:x="0in" svg:y="0in" svg:width="1.35in" svg:height="0.4in" style:rel-width="scale" style:rel-height="scale"><draw:object xlink:href="Object 34/" xlink:type="simple" xlink:show="embed" xlink:actuate="onLoad"/></draw:frame><text:span text:style-name="T59"><text:line-break/></text:span></text:p>
      <text:p text:style-name="P60"><draw:frame draw:style-name="a34" text:anchor-type="as-char" svg:x="0in" svg:y="0in" svg:width="3.9in" svg:height="0.4in" style:rel-width="scale" style:rel-height="scale"><draw:object xlink:href="Object 35/" xlink:type="simple" xlink:show="embed" xlink:actuate="onLoad"/></draw:frame><text:span text:style-name="T61"><text:line-break/></text:span><text:span text:style-name="T62"><text:line-break/></text:span><draw:frame draw:style-name="a35" text:anchor-type="as-char" svg:x="0in" svg:y="0in" svg:width="3.775in" svg:height="0.4in" style:rel-width="scale" style:rel-height="scale"><draw:object xlink:href="Object 36/" xlink:type="simple" xlink:show="embed" xlink:actuate="onLoad"/></draw:frame></text:p>
      <text:p text:style-name="P63"><draw:frame draw:style-name="a36" text:anchor-type="as-char" svg:x="0in" svg:y="0in" svg:width="1.175in" svg:height="0.44167in" style:rel-width="scale" style:rel-height="scale"><draw:object xlink:href="Object 37/" xlink:type="simple" xlink:show="embed" xlink:actuate="onLoad"/></draw:frame></text:p>
      <text:p text:style-name="P64"/>
      <text:p text:style-name="P65"><draw:frame draw:style-name="a37" text:anchor-type="as-char" svg:x="0in" svg:y="0in" svg:width="2.51667in" svg:height="0.23333in" style:rel-width="scale" style:rel-height="scale"><draw:object xlink:href="Object 38/" xlink:type="simple" xlink:show="embed" xlink:actuate="onLoad"/></draw:frame><text:span text:style-name="T66"><text:line-break/></text:span></text:p>
      <text:p text:style-name="Normal"><text:span text:style-name="T67"><text:s/></text:span><draw:frame draw:style-name="a38" text:anchor-type="as-char" svg:x="0in" svg:y="0in" svg:width="2.825in" svg:height="0.21667in" style:rel-width="scale" style:rel-height="scale"><draw:object xlink:href="Object 39/" xlink:type="simple" xlink:show="embed" xlink:actuate="onLoad"/></draw:frame></text:p>
      <text:p text:style-name="P68"><draw:frame draw:style-name="a39" text:anchor-type="as-char" svg:x="0in" svg:y="0in" svg:width="2.875in" svg:height="0.21667in" style:rel-width="scale" style:rel-height="scale"><draw:object xlink:href="Object 40/" xlink:type="simple" xlink:show="embed" xlink:actuate="onLoad"/></draw:frame></text:p>
      <text:p text:style-name="P69"><draw:frame draw:style-name="a40" text:anchor-type="as-char" svg:x="0in" svg:y="0in" svg:width="1.80833in" svg:height="0.23333in" style:rel-width="scale" style:rel-height="scale"><draw:object xlink:href="Object 41/" xlink:type="simple" xlink:show="embed" xlink:actuate="onLoad"/></draw:frame><text:span text:style-name="T70"><text:line-break/></text:span><draw:frame draw:style-name="a41" text:anchor-type="as-char" svg:x="0in" svg:y="0in" svg:width="1.35833in" svg:height="0.225in" style:rel-width="scale" style:rel-height="scale"><draw:object xlink:href="Object 42/" xlink:type="simple" xlink:show="embed" xlink:actuate="onLoad"/></draw:frame><text:span text:style-name="T71"><text:line-break/></text:span><draw:frame draw:style-name="a42" text:anchor-type="as-char" svg:x="0in" svg:y="0in" svg:width="1.10833in" svg:height="0.18333in" style:rel-width="scale" style:rel-height="scale"><draw:object xlink:href="Object 43/" xlink:type="simple" xlink:show="embed" xlink:actuate="onLoad"/></draw:frame></text:p>
      <text:p text:style-name="P72"><draw:frame draw:style-name="a43" text:anchor-type="as-char" svg:x="0in" svg:y="0in" svg:width="1.35in" svg:height="0.4in" style:rel-width="scale" style:rel-height="scale"><draw:object xlink:href="Object 44/" xlink:type="simple" xlink:show="embed" xlink:actuate="onLoad"/></draw:frame></text:p>
      <text:p text:style-name="P73"><text:span text:style-name="T74"><text:line-break/></text:span><draw:frame draw:style-name="a44" text:anchor-type="as-char" svg:x="0in" svg:y="0in" svg:width="2.475in" svg:height="0.39167in" style:rel-width="scale" style:rel-height="scale"><draw:object xlink:href="Object 45/" xlink:type="simple" xlink:show="embed" xlink:actuate="onLoad"/></draw:frame><text:span text:style-name="T75"><text:line-break/></text:span><draw:frame draw:style-name="a45" text:anchor-type="as-char" svg:x="0in" svg:y="0in" svg:width="2.45in" svg:height="0.39167in" style:rel-width="scale" style:rel-height="scale"><draw:object xlink:href="Object 46/" xlink:type="simple" xlink:show="embed" xlink:actuate="onLoad"/></draw:frame></text:p>
      <text:p text:style-name="P76"/>
      <text:p text:style-name="P77"><draw:frame draw:style-name="a46" text:anchor-type="as-char" svg:x="0in" svg:y="0in" svg:width="3.35833in" svg:height="0.55in" style:rel-width="scale" style:rel-height="scale"><draw:object xlink:href="Object 47/" xlink:type="simple" xlink:show="embed" xlink:actuate="onLoad"/></draw:frame><text:span text:style-name="T78"><text:line-break/></text:span><draw:frame draw:style-name="a47" text:anchor-type="as-char" svg:x="0in" svg:y="0in" svg:width="1.10833in" svg:height="0.44167in" style:rel-width="scale" style:rel-height="scale"><draw:object xlink:href="Object 48/" xlink:type="simple" xlink:show="embed" xlink:actuate="onLoad"/></draw:frame></text:p>
      <text:p text:style-name="P79"/>
      <text:p text:style-name="P80"/>
      <text:list text:style-name="LFO1" text:continue-numbering="true">
        <text:list-item>
          <text:p text:style-name="P81">Encuentre los límites superior e inferior referidos en el teorema del valor extremo para cada función sobre el<text:s/>intervalo indicado.</text:p>
        </text:list-item>
      </text:list>
      <text:p text:style-name="P82"><draw:frame draw:style-name="a48" text:anchor-type="as-char" svg:x="0in" svg:y="0in" svg:width="2.4in" svg:height="0.19167in" style:rel-width="scale" style:rel-height="scale"><draw:object xlink:href="Object 49/" xlink:type="simple" xlink:show="embed" xlink:actuate="onLoad"/></draw:frame><text:span text:style-name="T83"><text:line-break/></text:span><draw:frame draw:style-name="a49" text:anchor-type="as-char" svg:x="0in" svg:y="0in" svg:width="1.325in" svg:height="0.19167in" style:rel-width="scale" style:rel-height="scale"><draw:object xlink:href="Object 50/" xlink:type="simple" xlink:show="embed" xlink:actuate="onLoad"/></draw:frame><text:span text:style-name="T84"><text:line-break/></text:span><draw:frame draw:style-name="a50" text:anchor-type="as-char" svg:x="0in" svg:y="0in" svg:width="1.45in" svg:height="0.35in" style:rel-width="scale" style:rel-height="scale"><draw:object xlink:href="Object 51/" xlink:type="simple" xlink:show="embed" xlink:actuate="onLoad"/></draw:frame></text:p>
      <text:p text:style-name="P85"><draw:frame draw:style-name="a51" text:anchor-type="as-char" svg:x="0in" svg:y="0in" svg:width="2.75833in" svg:height="0.19167in" style:rel-width="scale" style:rel-height="scale"><draw:object xlink:href="Object 52/" xlink:type="simple" xlink:show="embed" xlink:actuate="onLoad"/></draw:frame><text:span text:style-name="T86"><text:line-break/></text:span><draw:frame draw:style-name="a52" text:anchor-type="as-char" svg:x="0in" svg:y="0in" svg:width="2.525in" svg:height="0.19167in" style:rel-width="scale" style:rel-height="scale"><draw:object xlink:href="Object 53/" xlink:type="simple" xlink:show="embed" xlink:actuate="onLoad"/></draw:frame><text:span text:style-name="T87"><text:line-break/></text:span><draw:frame draw:style-name="a53" text:anchor-type="as-char" svg:x="0in" svg:y="0in" svg:width="2.86667in" svg:height="0.39167in" style:rel-width="scale" style:rel-height="scale"><draw:object xlink:href="Object 54/" xlink:type="simple" xlink:show="embed" xlink:actuate="onLoad"/></draw:frame><text:span text:style-name="T88"><text:line-break/></text:span></text:p>
      <text:p text:style-name="P89"><draw:frame draw:style-name="a54" text:anchor-type="as-char" svg:x="0in" svg:y="0in" svg:width="5.05833in" svg:height="0.35in" style:rel-width="scale" style:rel-height="scale"><draw:object xlink:href="Object 55/" xlink:type="simple" xlink:show="embed" xlink:actuate="onLoad"/></draw:frame></text:p>
      <text:p text:style-name="P90"/>
      <text:p text:style-name="P9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ario</meta:initial-creator>
    <dc:creator>usuario</dc:creator>
    <meta:creation-date>2022-08-25T23:11:00Z</meta:creation-date>
    <dc:date>2022-08-25T23:11:00Z</dc:date>
    <meta:template xlink:href="Normal.dotm" xlink:type="simple"/>
    <meta:editing-cycles>1</meta:editing-cycles>
    <meta:editing-duration>PT0S</meta:editing-duration>
    <meta:document-statistic meta:page-count="4" meta:paragraph-count="6" meta:word-count="493" meta:character-count="3203" meta:row-count="22" meta:non-whitespace-character-count="2716"/>
  </office:meta>
</office:document-meta>
</file>

<file path=Object 1/content.xml><?xml version="1.0" encoding="utf-8"?>
<mml:math xmlns:mml="http://www.w3.org/1998/Math/MathML" xmlns:m="http://schemas.openxmlformats.org/officeDocument/2006/math">
  <mml:mrow>
    <mml:mrow>
      <mml:munder>
        <mml:mrow>
          <mml:mi mathvariant="normal">lim</mml:mi>
        </mml:mrow>
        <mml:mrow>
          <mml:mi>n</mml:mi>
          <mml:mo>→</mml:mo>
          <mml:mi>∞</mml:mi>
        </mml:mrow>
      </mml:munder>
    </mml:mrow>
    <mml:mo>⁡</mml:mo>
    <mml:mrow>
      <mml:msub>
        <mml:mrow>
          <mml:mi>x</mml:mi>
        </mml:mrow>
        <mml:mrow>
          <mml:mi>n</mml:mi>
        </mml:mrow>
      </mml:msub>
      <mml:mi> </mml:mi>
    </mml:mrow>
  </mml:mrow>
</mml:math>
</file>

<file path=Object 10/content.xml><?xml version="1.0" encoding="utf-8"?>
<mml:math xmlns:mml="http://www.w3.org/1998/Math/MathML" xmlns:m="http://schemas.openxmlformats.org/officeDocument/2006/math">
  <mml:mi> </mml:mi>
  <mml:mi> </mml:mi>
  <mml:munder>
    <mml:mrow>
      <mml:mi mathvariant="normal">l</mml:mi>
      <mml:mi mathvariant="normal">i</mml:mi>
      <mml:mi mathvariant="normal">m</mml:mi>
    </mml:mrow>
    <mml:mrow>
      <mml:mi>n</mml:mi>
      <mml:mo>→</mml:mo>
      <mml:mi>∞</mml:mi>
    </mml:mrow>
  </mml:munder>
  <mml:mi> </mml:mi>
  <mml:mfrac>
    <mml:mrow>
      <mml:mn>1</mml:mn>
    </mml:mrow>
    <mml:mrow>
      <mml:mn>2</mml:mn>
    </mml:mrow>
  </mml:mfrac>
  <mml:mo>-</mml:mo>
  <mml:mfenced open="{" close="}" separators="|">
    <mml:mrow>
      <mml:mfrac>
        <mml:mrow>
          <mml:mn>2</mml:mn>
          <mml:msup>
            <mml:mrow>
              <mml:mi>n</mml:mi>
            </mml:mrow>
            <mml:mrow>
              <mml:mn>2</mml:mn>
            </mml:mrow>
          </mml:msup>
          <mml:mo>+</mml:mo>
          <mml:mn>6</mml:mn>
          <mml:mi>n</mml:mi>
          <mml:mo>-</mml:mo>
          <mml:mn>1</mml:mn>
        </mml:mrow>
        <mml:mrow>
          <mml:mn>4</mml:mn>
          <mml:msup>
            <mml:mrow>
              <mml:mi>n</mml:mi>
            </mml:mrow>
            <mml:mrow>
              <mml:mn>2</mml:mn>
            </mml:mrow>
          </mml:msup>
          <mml:mo>+</mml:mo>
          <mml:mn>2</mml:mn>
          <mml:mi>n</mml:mi>
          <mml:mo>+</mml:mo>
          <mml:mn>1</mml:mn>
        </mml:mrow>
      </mml:mfrac>
    </mml:mrow>
  </mml:mfenced>
  <mml:mi> </mml:mi>
  <mml:mo>→</mml:mo>
  <mml:mi> </mml:mi>
  <mml:mn>0</mml:mn>
</mml:math>
</file>

<file path=Object 11/content.xml><?xml version="1.0" encoding="utf-8"?>
<mml:math xmlns:mml="http://www.w3.org/1998/Math/MathML" xmlns:m="http://schemas.openxmlformats.org/officeDocument/2006/math">
  <mml:msubsup>
    <mml:mrow>
      <mml:mfenced open="{" close="}" separators="|">
        <mml:mrow>
          <mml:msub>
            <mml:mrow>
              <mml:mi>x</mml:mi>
            </mml:mrow>
            <mml:mrow>
              <mml:mi>n</mml:mi>
            </mml:mrow>
          </mml:msub>
        </mml:mrow>
      </mml:mfenced>
    </mml:mrow>
    <mml:mrow>
      <mml:mi>n</mml:mi>
      <mml:mo>=</mml:mo>
      <mml:mn>1</mml:mn>
    </mml:mrow>
    <mml:mrow>
      <mml:mi>∞</mml:mi>
    </mml:mrow>
  </mml:msubsup>
</mml:math>
</file>

<file path=Object 12/content.xml><?xml version="1.0" encoding="utf-8"?>
<mml:math xmlns:mml="http://www.w3.org/1998/Math/MathML" xmlns:m="http://schemas.openxmlformats.org/officeDocument/2006/math">
  <mml:munder>
    <mml:mrow>
      <mml:mi mathvariant="normal">l</mml:mi>
      <mml:mi mathvariant="normal">i</mml:mi>
      <mml:mi mathvariant="normal">m</mml:mi>
    </mml:mrow>
    <mml:mrow>
      <mml:mi>n</mml:mi>
      <mml:mo>→</mml:mo>
      <mml:mi>∞</mml:mi>
    </mml:mrow>
  </mml:munder>
  <mml:msub>
    <mml:mrow>
      <mml:mi>x</mml:mi>
    </mml:mrow>
    <mml:mrow>
      <mml:mi>n</mml:mi>
    </mml:mrow>
  </mml:msub>
  <mml:mo>=</mml:mo>
  <mml:mn>2</mml:mn>
</mml:math>
</file>

<file path=Object 13/content.xml><?xml version="1.0" encoding="utf-8"?>
<mml:math xmlns:mml="http://www.w3.org/1998/Math/MathML" xmlns:m="http://schemas.openxmlformats.org/officeDocument/2006/math">
  <mml:mi>a</mml:mi>
  <mml:mo>)</mml:mo>
  <mml:mi> </mml:mi>
  <mml:munder>
    <mml:mrow>
      <mml:mi mathvariant="normal">l</mml:mi>
      <mml:mi mathvariant="normal">i</mml:mi>
      <mml:mi mathvariant="normal">m</mml:mi>
    </mml:mrow>
    <mml:mrow>
      <mml:mi>n</mml:mi>
      <mml:mo>→</mml:mo>
      <mml:mi>∞</mml:mi>
    </mml:mrow>
  </mml:munder>
  <mml:mi> </mml:mi>
  <mml:mi>s</mml:mi>
  <mml:mi>e</mml:mi>
  <mml:mi>n</mml:mi>
  <mml:mi> </mml:mi>
  <mml:msub>
    <mml:mrow>
      <mml:mi>x</mml:mi>
    </mml:mrow>
    <mml:mrow>
      <mml:mi>n</mml:mi>
    </mml:mrow>
  </mml:msub>
  <mml:mi> </mml:mi>
</mml:math>
</file>

<file path=Object 14/content.xml><?xml version="1.0" encoding="utf-8"?>
<mml:math xmlns:mml="http://www.w3.org/1998/Math/MathML" xmlns:m="http://schemas.openxmlformats.org/officeDocument/2006/math">
  <mml:mi>s</mml:mi>
  <mml:mi>e</mml:mi>
  <mml:mi>n</mml:mi>
  <mml:mi> </mml:mi>
  <mml:mfenced separators="|">
    <mml:mrow>
      <mml:munder>
        <mml:mrow>
          <mml:mi mathvariant="normal">l</mml:mi>
          <mml:mi mathvariant="normal">i</mml:mi>
          <mml:mi mathvariant="normal">m</mml:mi>
        </mml:mrow>
        <mml:mrow>
          <mml:mi>n</mml:mi>
          <mml:mo>→</mml:mo>
          <mml:mi>∞</mml:mi>
        </mml:mrow>
      </mml:munder>
      <mml:mi> </mml:mi>
      <mml:mn>2</mml:mn>
    </mml:mrow>
  </mml:mfenced>
  <mml:mi> </mml:mi>
  <mml:mi> </mml:mi>
  <mml:mo>→</mml:mo>
  <mml:mi> </mml:mi>
  <mml:mi> </mml:mi>
  <mml:mi>s</mml:mi>
  <mml:mi>e</mml:mi>
  <mml:mi>n</mml:mi>
  <mml:mi> </mml:mi>
  <mml:mfenced separators="|">
    <mml:mrow>
      <mml:mn>2</mml:mn>
    </mml:mrow>
  </mml:mfenced>
  <mml:mi> </mml:mi>
</mml:math>
</file>

<file path=Object 15/content.xml><?xml version="1.0" encoding="utf-8"?>
<mml:math xmlns:mml="http://www.w3.org/1998/Math/MathML" xmlns:m="http://schemas.openxmlformats.org/officeDocument/2006/math">
  <mml:mi>b</mml:mi>
  <mml:mo>)</mml:mo>
  <mml:mi> </mml:mi>
  <mml:mi> </mml:mi>
  <mml:munder>
    <mml:mrow>
      <mml:mi mathvariant="normal">l</mml:mi>
      <mml:mi mathvariant="normal">i</mml:mi>
      <mml:mi mathvariant="normal">m</mml:mi>
    </mml:mrow>
    <mml:mrow>
      <mml:mi>n</mml:mi>
      <mml:mo>→</mml:mo>
      <mml:mi>∞</mml:mi>
    </mml:mrow>
  </mml:munder>
  <mml:mi> </mml:mi>
  <mml:mrow>
    <mml:mrow>
      <mml:mi mathvariant="normal">ln</mml:mi>
    </mml:mrow>
    <mml:mo>⁡</mml:mo>
    <mml:mrow>
      <mml:msubsup>
        <mml:mrow>
          <mml:mi>x</mml:mi>
        </mml:mrow>
        <mml:mrow>
          <mml:mi>n</mml:mi>
        </mml:mrow>
        <mml:mrow>
          <mml:mn>2</mml:mn>
        </mml:mrow>
      </mml:msubsup>
    </mml:mrow>
  </mml:mrow>
  <mml:mi> </mml:mi>
  <mml:mi> </mml:mi>
  <mml:mi> </mml:mi>
  <mml:mo>→</mml:mo>
  <mml:mi> </mml:mi>
  <mml:mrow>
    <mml:mrow>
      <mml:mi mathvariant="normal">ln</mml:mi>
    </mml:mrow>
    <mml:mo>⁡</mml:mo>
    <mml:mrow>
      <mml:mfenced separators="|">
        <mml:mrow>
          <mml:munder>
            <mml:mrow>
              <mml:mi mathvariant="normal">l</mml:mi>
              <mml:mi mathvariant="normal">i</mml:mi>
              <mml:mi mathvariant="normal">m</mml:mi>
            </mml:mrow>
            <mml:mrow>
              <mml:mi>n</mml:mi>
              <mml:mo>→</mml:mo>
              <mml:mi>∞</mml:mi>
            </mml:mrow>
          </mml:munder>
          <mml:mi> </mml:mi>
          <mml:msup>
            <mml:mrow>
              <mml:mn>2</mml:mn>
            </mml:mrow>
            <mml:mrow>
              <mml:mn>2</mml:mn>
            </mml:mrow>
          </mml:msup>
          <mml:mi> </mml:mi>
        </mml:mrow>
      </mml:mfenced>
      <mml:mi> </mml:mi>
      <mml:mi> </mml:mi>
      <mml:mo>→</mml:mo>
      <mml:mrow>
        <mml:mrow>
          <mml:mi mathvariant="normal">ln</mml:mi>
        </mml:mrow>
        <mml:mo>⁡</mml:mo>
        <mml:mrow>
          <mml:mn>4</mml:mn>
        </mml:mrow>
      </mml:mrow>
    </mml:mrow>
  </mml:mrow>
  <mml:mi> </mml:mi>
</mml:math>
</file>

<file path=Object 16/content.xml><?xml version="1.0" encoding="utf-8"?>
<mml:math xmlns:mml="http://www.w3.org/1998/Math/MathML" xmlns:m="http://schemas.openxmlformats.org/officeDocument/2006/math">
  <mml:mi>f</mml:mi>
  <mml:mo>(</mml:mo>
  <mml:mi>x</mml:mi>
  <mml:mo>)</mml:mo>
  <mml:mfenced open="{" close="" separators="|">
    <mml:mrow>
      <mml:mtable>
        <mml:mtr>
          <mml:mtd>
            <mml:mrow>
              <mml:maligngroup/>
              <mml:mi>x</mml:mi>
              <mml:mi>s</mml:mi>
              <mml:mi>i</mml:mi>
              <mml:mi>n</mml:mi>
              <mml:mfenced separators="|">
                <mml:mrow>
                  <mml:mfrac>
                    <mml:mrow>
                      <mml:mn>1</mml:mn>
                    </mml:mrow>
                    <mml:mrow>
                      <mml:mi>x</mml:mi>
                    </mml:mrow>
                  </mml:mfrac>
                </mml:mrow>
              </mml:mfenced>
              <mml:mi> </mml:mi>
              <mml:mo>,</mml:mo>
              <mml:mi> </mml:mi>
              <mml:mi>s</mml:mi>
              <mml:mi>i</mml:mi>
              <mml:mi> </mml:mi>
              <mml:mi>x</mml:mi>
              <mml:mo>≠</mml:mo>
              <mml:mn>0</mml:mn>
            </mml:mrow>
          </mml:mtd>
        </mml:mtr>
        <mml:mtr>
          <mml:mtd>
            <mml:mrow>
              <mml:maligngroup/>
              <mml:mn>0</mml:mn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o>,</mml:mo>
              <mml:mi>s</mml:mi>
              <mml:mi>i</mml:mi>
              <mml:mi> </mml:mi>
              <mml:mi>x</mml:mi>
              <mml:mo>=</mml:mo>
              <mml:mn>0</mml:mn>
            </mml:mrow>
          </mml:mtd>
        </mml:mtr>
      </mml:mtable>
    </mml:mrow>
  </mml:mfenced>
</mml:math>
</file>

<file path=Object 17/content.xml><?xml version="1.0" encoding="utf-8"?>
<mml:math xmlns:mml="http://www.w3.org/1998/Math/MathML" xmlns:m="http://schemas.openxmlformats.org/officeDocument/2006/math">
  <mml:munder>
    <mml:mrow>
      <mml:mi mathvariant="normal">l</mml:mi>
      <mml:mi mathvariant="normal">i</mml:mi>
      <mml:mi mathvariant="normal">m</mml:mi>
    </mml:mrow>
    <mml:mrow>
      <mml:mi>x</mml:mi>
      <mml:mo>→</mml:mo>
      <mml:mn>0</mml:mn>
    </mml:mrow>
  </mml:munder>
  <mml:mi> </mml:mi>
  <mml:mi> </mml:mi>
  <mml:mi>x</mml:mi>
  <mml:mi>s</mml:mi>
  <mml:mi>e</mml:mi>
  <mml:mi>n</mml:mi>
  <mml:mfenced separators="|">
    <mml:mrow>
      <mml:mfrac>
        <mml:mrow>
          <mml:mn>1</mml:mn>
        </mml:mrow>
        <mml:mrow>
          <mml:mi>x</mml:mi>
        </mml:mrow>
      </mml:mfrac>
    </mml:mrow>
  </mml:mfenced>
  <mml:mi> </mml:mi>
</mml:math>
</file>

<file path=Object 18/content.xml><?xml version="1.0" encoding="utf-8"?>
<mml:math xmlns:mml="http://www.w3.org/1998/Math/MathML" xmlns:m="http://schemas.openxmlformats.org/officeDocument/2006/math">
  <mml:mo>-</mml:mo>
  <mml:mn>1</mml:mn>
  <mml:mi> </mml:mi>
  <mml:mo>≤</mml:mo>
  <mml:mi>s</mml:mi>
  <mml:mi>e</mml:mi>
  <mml:mi>n</mml:mi>
  <mml:mfenced separators="|">
    <mml:mrow>
      <mml:mfrac>
        <mml:mrow>
          <mml:mn>1</mml:mn>
        </mml:mrow>
        <mml:mrow>
          <mml:mi>x</mml:mi>
        </mml:mrow>
      </mml:mfrac>
    </mml:mrow>
  </mml:mfenced>
  <mml:mo>≤</mml:mo>
  <mml:mn>1</mml:mn>
</mml:math>
</file>

<file path=Object 19/content.xml><?xml version="1.0" encoding="utf-8"?>
<mml:math xmlns:mml="http://www.w3.org/1998/Math/MathML" xmlns:m="http://schemas.openxmlformats.org/officeDocument/2006/math">
  <mml:mi>x</mml:mi>
  <mml:mi> </mml:mi>
  <mml:mfenced open="[" close="]" separators="|">
    <mml:mrow>
      <mml:mo>-</mml:mo>
      <mml:mn>1</mml:mn>
      <mml:mi> </mml:mi>
      <mml:mo>≤</mml:mo>
      <mml:mi>s</mml:mi>
      <mml:mi>e</mml:mi>
      <mml:mi>n</mml:mi>
      <mml:mfenced separators="|">
        <mml:mrow>
          <mml:mfrac>
            <mml:mrow>
              <mml:mn>1</mml:mn>
            </mml:mrow>
            <mml:mrow>
              <mml:mi>x</mml:mi>
            </mml:mrow>
          </mml:mfrac>
        </mml:mrow>
      </mml:mfenced>
      <mml:mo>≤</mml:mo>
      <mml:mn>1</mml:mn>
    </mml:mrow>
  </mml:mfenced>
</mml:math>
</file>

<file path=Object 2/content.xml><?xml version="1.0" encoding="utf-8"?>
<mml:math xmlns:mml="http://www.w3.org/1998/Math/MathML" xmlns:m="http://schemas.openxmlformats.org/officeDocument/2006/math">
  <mml:msub>
    <mml:mrow>
      <mml:mi>E</mml:mi>
    </mml:mrow>
    <mml:mrow>
      <mml:mi>n</mml:mi>
    </mml:mrow>
  </mml:msub>
  <mml:mo>=</mml:mo>
  <mml:mfenced open="{" close="}" separators="|">
    <mml:mrow>
      <mml:mi>L</mml:mi>
      <mml:mo>-</mml:mo>
      <mml:msub>
        <mml:mrow>
          <mml:mi>x</mml:mi>
        </mml:mrow>
        <mml:mrow>
          <mml:mi>n</mml:mi>
        </mml:mrow>
      </mml:msub>
      <mml:mi> </mml:mi>
    </mml:mrow>
  </mml:mfenced>
</mml:math>
</file>

<file path=Object 20/content.xml><?xml version="1.0" encoding="utf-8"?>
<mml:math xmlns:mml="http://www.w3.org/1998/Math/MathML" xmlns:m="http://schemas.openxmlformats.org/officeDocument/2006/math">
  <mml:mo>-</mml:mo>
  <mml:mi>x</mml:mi>
  <mml:mi> </mml:mi>
  <mml:mo>≤</mml:mo>
  <mml:mi>x</mml:mi>
  <mml:mi>s</mml:mi>
  <mml:mi>e</mml:mi>
  <mml:mi>n</mml:mi>
  <mml:mfenced separators="|">
    <mml:mrow>
      <mml:mfrac>
        <mml:mrow>
          <mml:mn>1</mml:mn>
        </mml:mrow>
        <mml:mrow>
          <mml:mi>x</mml:mi>
        </mml:mrow>
      </mml:mfrac>
    </mml:mrow>
  </mml:mfenced>
  <mml:mo>≤</mml:mo>
  <mml:mi>x</mml:mi>
</mml:math>
</file>

<file path=Object 21/content.xml><?xml version="1.0" encoding="utf-8"?>
<mml:math xmlns:mml="http://www.w3.org/1998/Math/MathML" xmlns:m="http://schemas.openxmlformats.org/officeDocument/2006/math">
  <mml:munder>
    <mml:mrow>
      <mml:mi mathvariant="normal">l</mml:mi>
      <mml:mi mathvariant="normal">i</mml:mi>
      <mml:mi mathvariant="normal">m</mml:mi>
    </mml:mrow>
    <mml:mrow>
      <mml:mi>x</mml:mi>
      <mml:mo>→</mml:mo>
      <mml:mn>0</mml:mn>
    </mml:mrow>
  </mml:munder>
  <mml:mi> </mml:mi>
  <mml:mi> </mml:mi>
  <mml:mo>-</mml:mo>
  <mml:mi>x</mml:mi>
  <mml:mo>→</mml:mo>
  <mml:mi> </mml:mi>
  <mml:mi> </mml:mi>
  <mml:mn>0</mml:mn>
  <mml:mi> </mml:mi>
  <mml:mi> </mml:mi>
  <mml:mi> </mml:mi>
  <mml:mi> </mml:mi>
  <mml:mi> </mml:mi>
  <mml:mi> </mml:mi>
  <mml:mi> </mml:mi>
  <mml:mi> </mml:mi>
  <mml:mi> </mml:mi>
  <mml:mi> </mml:mi>
  <mml:mi> </mml:mi>
  <mml:mi> </mml:mi>
  <mml:mo>,</mml:mo>
  <mml:mi> </mml:mi>
  <mml:mi> </mml:mi>
  <mml:mi> </mml:mi>
  <mml:munder>
    <mml:mrow>
      <mml:mi mathvariant="normal">l</mml:mi>
      <mml:mi mathvariant="normal">i</mml:mi>
      <mml:mi mathvariant="normal">m</mml:mi>
    </mml:mrow>
    <mml:mrow>
      <mml:mi>x</mml:mi>
      <mml:mo>→</mml:mo>
      <mml:mn>0</mml:mn>
    </mml:mrow>
  </mml:munder>
  <mml:mi> </mml:mi>
  <mml:mi> </mml:mi>
  <mml:mi>x</mml:mi>
  <mml:mi> </mml:mi>
  <mml:mo>→</mml:mo>
  <mml:mn>0</mml:mn>
  <mml:mi> </mml:mi>
  <mml:mi> </mml:mi>
  <mml:mi> </mml:mi>
  <mml:mi>f</mml:mi>
  <mml:mfenced separators="|">
    <mml:mrow>
      <mml:mn>0</mml:mn>
    </mml:mrow>
  </mml:mfenced>
  <mml:mo>=</mml:mo>
  <mml:mn>0</mml:mn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e</mml:mi>
  <mml:mi>s</mml:mi>
  <mml:mi> </mml:mi>
  <mml:mi>c</mml:mi>
  <mml:mi>o</mml:mi>
  <mml:mi>n</mml:mi>
  <mml:mi>t</mml:mi>
  <mml:mi>i</mml:mi>
  <mml:mi>n</mml:mi>
  <mml:mi>u</mml:mi>
  <mml:mi>a</mml:mi>
</mml:math>
</file>

<file path=Object 22/content.xml><?xml version="1.0" encoding="utf-8"?>
<mml:math xmlns:mml="http://www.w3.org/1998/Math/MathML" xmlns:m="http://schemas.openxmlformats.org/officeDocument/2006/math">
  <mml:mi>L</mml:mi>
  <mml:mi>a</mml:mi>
  <mml:mi> </mml:mi>
  <mml:mi>f</mml:mi>
  <mml:mi>u</mml:mi>
  <mml:mi>n</mml:mi>
  <mml:mi>c</mml:mi>
  <mml:mi>i</mml:mi>
  <mml:mi>o</mml:mi>
  <mml:mi>n</mml:mi>
  <mml:mi> </mml:mi>
  <mml:mi>e</mml:mi>
  <mml:mi>s</mml:mi>
  <mml:mi> </mml:mi>
  <mml:mi>c</mml:mi>
  <mml:mi>o</mml:mi>
  <mml:mi>n</mml:mi>
  <mml:mi>t</mml:mi>
  <mml:mi>i</mml:mi>
  <mml:mi>n</mml:mi>
  <mml:mi>u</mml:mi>
  <mml:mi>a</mml:mi>
  <mml:mi> </mml:mi>
  <mml:mi>d</mml:mi>
  <mml:mi>e</mml:mi>
  <mml:mi>b</mml:mi>
  <mml:mi>i</mml:mi>
  <mml:mi>d</mml:mi>
  <mml:mi>o</mml:mi>
  <mml:mi> </mml:mi>
  <mml:mi>a</mml:mi>
  <mml:mi> </mml:mi>
  <mml:mi>q</mml:mi>
  <mml:mi>u</mml:mi>
  <mml:mi>e</mml:mi>
  <mml:mi> </mml:mi>
  <mml:mi>e</mml:mi>
  <mml:mi>l</mml:mi>
  <mml:mi> </mml:mi>
  <mml:mi>l</mml:mi>
  <mml:mi>i</mml:mi>
  <mml:mi>m</mml:mi>
  <mml:mi>i</mml:mi>
  <mml:mi>t</mml:mi>
  <mml:mi>e</mml:mi>
  <mml:mi> </mml:mi>
  <mml:mi>p</mml:mi>
  <mml:mi>o</mml:mi>
  <mml:mi>r</mml:mi>
  <mml:mi> </mml:mi>
  <mml:mi>l</mml:mi>
  <mml:mi>a</mml:mi>
  <mml:mi> </mml:mi>
  <mml:mi>d</mml:mi>
  <mml:mi>e</mml:mi>
  <mml:mi>r</mml:mi>
  <mml:mi>e</mml:mi>
  <mml:mi>c</mml:mi>
  <mml:mi>h</mml:mi>
  <mml:mi>a</mml:mi>
  <mml:mi> </mml:mi>
  <mml:mi>y</mml:mi>
  <mml:mi> </mml:mi>
  <mml:mi>p</mml:mi>
  <mml:mi>o</mml:mi>
  <mml:mi>r</mml:mi>
  <mml:mi> </mml:mi>
  <mml:mi>l</mml:mi>
  <mml:mi>a</mml:mi>
  <mml:mi> </mml:mi>
  <mml:mi>i</mml:mi>
  <mml:mi>z</mml:mi>
  <mml:mi>q</mml:mi>
  <mml:mi>u</mml:mi>
  <mml:mi>i</mml:mi>
  <mml:mi>e</mml:mi>
  <mml:mi>r</mml:mi>
  <mml:mi>a</mml:mi>
  <mml:mi> </mml:mi>
  <mml:mi>s</mml:mi>
  <mml:mi>o</mml:mi>
  <mml:mi>n</mml:mi>
  <mml:mi> </mml:mi>
  <mml:mi>i</mml:mi>
  <mml:mi>g</mml:mi>
  <mml:mi>u</mml:mi>
  <mml:mi>a</mml:mi>
  <mml:mi>l</mml:mi>
  <mml:mi>e</mml:mi>
  <mml:mi>s</mml:mi>
  <mml:mi> </mml:mi>
  <mml:mi> </mml:mi>
</mml:math>
</file>

<file path=Object 23/content.xml><?xml version="1.0" encoding="utf-8"?>
<mml:math xmlns:mml="http://www.w3.org/1998/Math/MathML" xmlns:m="http://schemas.openxmlformats.org/officeDocument/2006/math">
  <mml:mi>a</mml:mi>
  <mml:mi> </mml:mi>
  <mml:mi>l</mml:mi>
  <mml:mi>a</mml:mi>
  <mml:mi> </mml:mi>
  <mml:mi>f</mml:mi>
  <mml:mi>u</mml:mi>
  <mml:mi>n</mml:mi>
  <mml:mi>c</mml:mi>
  <mml:mi>i</mml:mi>
  <mml:mi>o</mml:mi>
  <mml:mi>n</mml:mi>
  <mml:mi> </mml:mi>
  <mml:mi>e</mml:mi>
  <mml:mi>v</mml:mi>
  <mml:mi>a</mml:mi>
  <mml:mi>l</mml:mi>
  <mml:mi>u</mml:mi>
  <mml:mi>a</mml:mi>
  <mml:mi>d</mml:mi>
  <mml:mi>a</mml:mi>
  <mml:mi> </mml:mi>
  <mml:mi> </mml:mi>
  <mml:mi> </mml:mi>
</mml:math>
</file>

<file path=Object 24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n>0</mml:mn>
    </mml:mrow>
  </mml:mfenced>
  <mml:mo>=</mml:mo>
  <mml:mi> </mml:mi>
  <mml:munder>
    <mml:mrow>
      <mml:mi mathvariant="normal">l</mml:mi>
      <mml:mi mathvariant="normal">i</mml:mi>
      <mml:mi mathvariant="normal">m</mml:mi>
    </mml:mrow>
    <mml:mrow>
      <mml:mi>h</mml:mi>
      <mml:mo>→</mml:mo>
      <mml:mn>0</mml:mn>
    </mml:mrow>
  </mml:munder>
  <mml:mfrac>
    <mml:mrow>
      <mml:mi>f</mml:mi>
      <mml:mfenced separators="|">
        <mml:mrow>
          <mml:mn>0</mml:mn>
          <mml:mo>+</mml:mo>
          <mml:mi>h</mml:mi>
        </mml:mrow>
      </mml:mfenced>
      <mml:mo>-</mml:mo>
      <mml:mi>f</mml:mi>
      <mml:mfenced separators="|">
        <mml:mrow>
          <mml:mn>0</mml:mn>
        </mml:mrow>
      </mml:mfenced>
    </mml:mrow>
    <mml:mrow>
      <mml:mi>h</mml:mi>
    </mml:mrow>
  </mml:mfrac>
  <mml:mi> </mml:mi>
  <mml:mo>→</mml:mo>
  <mml:mi> </mml:mi>
  <mml:munder>
    <mml:mrow>
      <mml:mi mathvariant="normal">l</mml:mi>
      <mml:mi mathvariant="normal">i</mml:mi>
      <mml:mi mathvariant="normal">m</mml:mi>
    </mml:mrow>
    <mml:mrow>
      <mml:mi>h</mml:mi>
      <mml:mo>→</mml:mo>
      <mml:mn>0</mml:mn>
    </mml:mrow>
  </mml:munder>
  <mml:mfrac>
    <mml:mrow>
      <mml:mi>f</mml:mi>
      <mml:mfenced separators="|">
        <mml:mrow>
          <mml:mi>h</mml:mi>
        </mml:mrow>
      </mml:mfenced>
    </mml:mrow>
    <mml:mrow>
      <mml:mi>h</mml:mi>
    </mml:mrow>
  </mml:mfrac>
  <mml:mi> </mml:mi>
  <mml:mo>→</mml:mo>
  <mml:mi> </mml:mi>
  <mml:mi> </mml:mi>
  <mml:mi> </mml:mi>
  <mml:mi>f</mml:mi>
  <mml:mfenced separators="|">
    <mml:mrow>
      <mml:mi>h</mml:mi>
    </mml:mrow>
  </mml:mfenced>
  <mml:mo>=</mml:mo>
  <mml:mi>h</mml:mi>
  <mml:mi> </mml:mi>
  <mml:mi>s</mml:mi>
  <mml:mi>i</mml:mi>
  <mml:mi>n</mml:mi>
  <mml:mfenced separators="|">
    <mml:mrow>
      <mml:mfrac>
        <mml:mrow>
          <mml:mn>1</mml:mn>
        </mml:mrow>
        <mml:mrow>
          <mml:mi>h</mml:mi>
        </mml:mrow>
      </mml:mfrac>
    </mml:mrow>
  </mml:mfenced>
</mml:math>
</file>

<file path=Object 25/content.xml><?xml version="1.0" encoding="utf-8"?>
<mml:math xmlns:mml="http://www.w3.org/1998/Math/MathML" xmlns:m="http://schemas.openxmlformats.org/officeDocument/2006/math">
  <mml:munder>
    <mml:mrow>
      <mml:mi mathvariant="normal">l</mml:mi>
      <mml:mi mathvariant="normal">i</mml:mi>
      <mml:mi mathvariant="normal">m</mml:mi>
    </mml:mrow>
    <mml:mrow>
      <mml:mi>h</mml:mi>
      <mml:mo>→</mml:mo>
      <mml:mn>0</mml:mn>
    </mml:mrow>
  </mml:munder>
  <mml:mi> </mml:mi>
  <mml:mi> </mml:mi>
  <mml:mi> </mml:mi>
  <mml:mi> </mml:mi>
  <mml:mfrac>
    <mml:mrow>
      <mml:mi>h</mml:mi>
      <mml:mi> </mml:mi>
      <mml:mi>s</mml:mi>
      <mml:mi>i</mml:mi>
      <mml:mi>n</mml:mi>
      <mml:mfenced separators="|">
        <mml:mrow>
          <mml:mfrac>
            <mml:mrow>
              <mml:mn>1</mml:mn>
            </mml:mrow>
            <mml:mrow>
              <mml:mi>h</mml:mi>
            </mml:mrow>
          </mml:mfrac>
        </mml:mrow>
      </mml:mfenced>
    </mml:mrow>
    <mml:mrow>
      <mml:mi>h</mml:mi>
    </mml:mrow>
  </mml:mfrac>
  <mml:mi> </mml:mi>
  <mml:mi> </mml:mi>
  <mml:mi> </mml:mi>
  <mml:mo>→</mml:mo>
  <mml:mi> </mml:mi>
  <mml:mi> </mml:mi>
  <mml:mi> </mml:mi>
  <mml:munder>
    <mml:mrow>
      <mml:mi mathvariant="normal">l</mml:mi>
      <mml:mi mathvariant="normal">i</mml:mi>
      <mml:mi mathvariant="normal">m</mml:mi>
    </mml:mrow>
    <mml:mrow>
      <mml:mi>h</mml:mi>
      <mml:mo>→</mml:mo>
      <mml:mn>0</mml:mn>
    </mml:mrow>
  </mml:munder>
  <mml:mi> </mml:mi>
  <mml:mi> </mml:mi>
  <mml:mi> </mml:mi>
  <mml:mi> </mml:mi>
  <mml:mi>s</mml:mi>
  <mml:mi>i</mml:mi>
  <mml:mi>n</mml:mi>
  <mml:mfenced separators="|">
    <mml:mrow>
      <mml:mfrac>
        <mml:mrow>
          <mml:mn>1</mml:mn>
        </mml:mrow>
        <mml:mrow>
          <mml:mi>h</mml:mi>
        </mml:mrow>
      </mml:mfrac>
    </mml:mrow>
  </mml:mfenced>
  <mml:mi> </mml:mi>
  <mml:mi> </mml:mi>
  <mml:mi> </mml:mi>
  <mml:mi> </mml:mi>
  <mml:mi> </mml:mi>
  <mml:mi> </mml:mi>
  <mml:mi> </mml:mi>
  <mml:mi> </mml:mi>
  <mml:mi> </mml:mi>
  <mml:mi>I</mml:mi>
  <mml:mi>N</mml:mi>
  <mml:mi>D</mml:mi>
  <mml:mo>.</mml:mo>
</mml:math>
</file>

<file path=Object 26/content.xml><?xml version="1.0" encoding="utf-8"?>
<mml:math xmlns:mml="http://www.w3.org/1998/Math/MathML" xmlns:m="http://schemas.openxmlformats.org/officeDocument/2006/math">
  <mml:mi>l</mml:mi>
  <mml:mi>a</mml:mi>
  <mml:mi> </mml:mi>
  <mml:mi>f</mml:mi>
  <mml:mi>u</mml:mi>
  <mml:mi>n</mml:mi>
  <mml:mi>c</mml:mi>
  <mml:mi>i</mml:mi>
  <mml:mi>o</mml:mi>
  <mml:mi>n</mml:mi>
  <mml:mi> </mml:mi>
  <mml:mi>n</mml:mi>
  <mml:mi>o</mml:mi>
  <mml:mi> </mml:mi>
  <mml:mi>e</mml:mi>
  <mml:mi>s</mml:mi>
  <mml:mi> </mml:mi>
  <mml:mi>d</mml:mi>
  <mml:mi>e</mml:mi>
  <mml:mi>r</mml:mi>
  <mml:mi>i</mml:mi>
  <mml:mi>v</mml:mi>
  <mml:mi>a</mml:mi>
  <mml:mi>b</mml:mi>
  <mml:mi>l</mml:mi>
  <mml:mi>e</mml:mi>
  <mml:mi> </mml:mi>
  <mml:mi>d</mml:mi>
  <mml:mi>e</mml:mi>
  <mml:mi>b</mml:mi>
  <mml:mi>i</mml:mi>
  <mml:mi>d</mml:mi>
  <mml:mi>o</mml:mi>
  <mml:mi> </mml:mi>
  <mml:mi>a</mml:mi>
  <mml:mi> </mml:mi>
  <mml:mi>l</mml:mi>
  <mml:mi>a</mml:mi>
  <mml:mi> </mml:mi>
  <mml:mi>i</mml:mi>
  <mml:mi>n</mml:mi>
  <mml:mi>d</mml:mi>
  <mml:mi>e</mml:mi>
  <mml:mi>r</mml:mi>
  <mml:mi>t</mml:mi>
  <mml:mi>i</mml:mi>
  <mml:mi>m</mml:mi>
  <mml:mi>i</mml:mi>
  <mml:mi>n</mml:mi>
  <mml:mi>a</mml:mi>
  <mml:mi>c</mml:mi>
  <mml:mi>i</mml:mi>
  <mml:mi>o</mml:mi>
  <mml:mi>n</mml:mi>
  <mml:mi> </mml:mi>
  <mml:mi>p</mml:mi>
  <mml:mi>r</mml:mi>
  <mml:mi>e</mml:mi>
  <mml:mi>s</mml:mi>
  <mml:mi>e</mml:mi>
  <mml:mi>n</mml:mi>
  <mml:mi>t</mml:mi>
  <mml:mi>e</mml:mi>
  <mml:mi> </mml:mi>
  <mml:mi>e</mml:mi>
  <mml:mi>n</mml:mi>
  <mml:mi> </mml:mi>
  <mml:mi>l</mml:mi>
  <mml:mi>a</mml:mi>
  <mml:mi> </mml:mi>
  <mml:mi>d</mml:mi>
  <mml:mi>e</mml:mi>
  <mml:mi>r</mml:mi>
  <mml:mi>i</mml:mi>
  <mml:mi>v</mml:mi>
  <mml:mi>a</mml:mi>
  <mml:mi>d</mml:mi>
  <mml:mi>a</mml:mi>
  <mml:mi> </mml:mi>
  <mml:mi>p</mml:mi>
  <mml:mi>o</mml:mi>
  <mml:mi>r</mml:mi>
  <mml:mi> </mml:mi>
  <mml:mi>d</mml:mi>
  <mml:mi>e</mml:mi>
  <mml:mi>f</mml:mi>
  <mml:mi>i</mml:mi>
  <mml:mi>n</mml:mi>
  <mml:mi>i</mml:mi>
  <mml:mi>c</mml:mi>
  <mml:mi>i</mml:mi>
  <mml:mi>o</mml:mi>
  <mml:mi>n</mml:mi>
</mml:math>
</file>

<file path=Object 27/content.xml><?xml version="1.0" encoding="utf-8"?>
<mml:math xmlns:mml="http://www.w3.org/1998/Math/MathML" xmlns:m="http://schemas.openxmlformats.org/officeDocument/2006/math">
  <mml:mi> </mml:mi>
  <mml:mi> </mml:mi>
</mml:math>
</file>

<file path=Object 28/content.xml><?xml version="1.0" encoding="utf-8"?>
<mml:math xmlns:mml="http://www.w3.org/1998/Math/MathML" xmlns:m="http://schemas.openxmlformats.org/officeDocument/2006/math">
  <mml:mi>a</mml:mi>
  <mml:mo>)</mml:mo>
  <mml:mi> </mml:mi>
  <mml:mi>f</mml:mi>
  <mml:mfenced separators="|">
    <mml:mrow>
      <mml:mi>x</mml:mi>
    </mml:mrow>
  </mml:mfenced>
  <mml:mo>=</mml:mo>
  <mml:mo>-</mml:mo>
  <mml:msup>
    <mml:mrow>
      <mml:mi>x</mml:mi>
    </mml:mrow>
    <mml:mrow>
      <mml:mn>2</mml:mn>
    </mml:mrow>
  </mml:msup>
  <mml:mo>+</mml:mo>
  <mml:mn>2</mml:mn>
  <mml:mi>x</mml:mi>
  <mml:mo>+</mml:mo>
  <mml:mn>3</mml:mn>
  <mml:mi> </mml:mi>
  <mml:mi> </mml:mi>
  <mml:mo>;</mml:mo>
  <mml:mfenced open="[" close="]" separators="|">
    <mml:mrow>
      <mml:mo>-</mml:mo>
      <mml:mn>1,0</mml:mn>
    </mml:mrow>
  </mml:mfenced>
  <mml:mi> </mml:mi>
  <mml:mo>;</mml:mo>
  <mml:mi>L</mml:mi>
  <mml:mo>=</mml:mo>
  <mml:mn>2</mml:mn>
  <mml:mi> </mml:mi>
</mml:math>
</file>

<file path=Object 29/content.xml><?xml version="1.0" encoding="utf-8"?>
<mml:math xmlns:mml="http://www.w3.org/1998/Math/MathML" xmlns:m="http://schemas.openxmlformats.org/officeDocument/2006/math">
  <mml:mi>f</mml:mi>
  <mml:mfenced separators="|">
    <mml:mrow>
      <mml:mo>-</mml:mo>
      <mml:mn>1</mml:mn>
    </mml:mrow>
  </mml:mfenced>
  <mml:mo>=</mml:mo>
  <mml:mn>1</mml:mn>
  <mml:mo>-</mml:mo>
  <mml:mn>2</mml:mn>
  <mml:mo>+</mml:mo>
  <mml:mn>3</mml:mn>
  <mml:mo>→</mml:mo>
  <mml:mi> </mml:mi>
  <mml:mi> </mml:mi>
  <mml:mi>f</mml:mi>
  <mml:mfenced separators="|">
    <mml:mrow>
      <mml:mo>-</mml:mo>
      <mml:mn>1</mml:mn>
    </mml:mrow>
  </mml:mfenced>
  <mml:mo>=</mml:mo>
  <mml:mn>0</mml:mn>
</mml:math>
</file>

<file path=Object 3/content.xml><?xml version="1.0" encoding="utf-8"?>
<mml:math xmlns:mml="http://www.w3.org/1998/Math/MathML" xmlns:m="http://schemas.openxmlformats.org/officeDocument/2006/math">
  <mml:mrow>
    <mml:mrow>
      <mml:munder>
        <mml:mrow>
          <mml:mi mathvariant="normal">lim</mml:mi>
        </mml:mrow>
        <mml:mrow>
          <mml:mi>n</mml:mi>
          <mml:mo>→</mml:mo>
          <mml:mi>∞</mml:mi>
        </mml:mrow>
      </mml:munder>
    </mml:mrow>
    <mml:mo>⁡</mml:mo>
    <mml:mrow>
      <mml:msub>
        <mml:mrow>
          <mml:mi>E</mml:mi>
        </mml:mrow>
        <mml:mrow>
          <mml:mi>n</mml:mi>
        </mml:mrow>
      </mml:msub>
      <mml:mi> </mml:mi>
    </mml:mrow>
  </mml:mrow>
</mml:math>
</file>

<file path=Object 30/content.xml><?xml version="1.0" encoding="utf-8"?>
<mml:math xmlns:mml="http://www.w3.org/1998/Math/MathML" xmlns:m="http://schemas.openxmlformats.org/officeDocument/2006/math">
  <mml:mi>f</mml:mi>
  <mml:mfenced separators="|">
    <mml:mrow>
      <mml:mn>0</mml:mn>
    </mml:mrow>
  </mml:mfenced>
  <mml:mi> </mml:mi>
  <mml:mo>=</mml:mo>
  <mml:mn>0</mml:mn>
  <mml:mo>+</mml:mo>
  <mml:mn>0</mml:mn>
  <mml:mo>+</mml:mo>
  <mml:mn>3</mml:mn>
  <mml:mi> </mml:mi>
  <mml:mo>→</mml:mo>
  <mml:mi> </mml:mi>
  <mml:mi> </mml:mi>
  <mml:mi> </mml:mi>
  <mml:mi>f</mml:mi>
  <mml:mfenced separators="|">
    <mml:mrow>
      <mml:mn>0</mml:mn>
    </mml:mrow>
  </mml:mfenced>
  <mml:mo>=</mml:mo>
  <mml:mn>3</mml:mn>
</mml:math>
</file>

<file path=Object 31/content.xml><?xml version="1.0" encoding="utf-8"?>
<mml:math xmlns:mml="http://www.w3.org/1998/Math/MathML" xmlns:m="http://schemas.openxmlformats.org/officeDocument/2006/math">
  <mml:mfenced open="[" close="]" separators="|">
    <mml:mrow>
      <mml:mn>0,3</mml:mn>
    </mml:mrow>
  </mml:mfenced>
  <mml:mi> </mml:mi>
</mml:math>
</file>

<file path=Object 32/content.xml><?xml version="1.0" encoding="utf-8"?>
<mml:math xmlns:mml="http://www.w3.org/1998/Math/MathML" xmlns:m="http://schemas.openxmlformats.org/officeDocument/2006/math">
  <mml:mi>f</mml:mi>
  <mml:mfenced separators="|">
    <mml:mrow>
      <mml:mi>c</mml:mi>
    </mml:mrow>
  </mml:mfenced>
  <mml:mo>=</mml:mo>
  <mml:mo>-</mml:mo>
  <mml:msup>
    <mml:mrow>
      <mml:mi>c</mml:mi>
    </mml:mrow>
    <mml:mrow>
      <mml:mn>2</mml:mn>
    </mml:mrow>
  </mml:msup>
  <mml:mo>+</mml:mo>
  <mml:mn>2</mml:mn>
  <mml:mi>c</mml:mi>
  <mml:mo>+</mml:mo>
  <mml:mn>3</mml:mn>
  <mml:mo>=</mml:mo>
  <mml:mn>2</mml:mn>
</mml:math>
</file>

<file path=Object 33/content.xml><?xml version="1.0" encoding="utf-8"?>
<mml:math xmlns:mml="http://www.w3.org/1998/Math/MathML" xmlns:m="http://schemas.openxmlformats.org/officeDocument/2006/math">
  <mml:mo>-</mml:mo>
  <mml:msup>
    <mml:mrow>
      <mml:mi>c</mml:mi>
    </mml:mrow>
    <mml:mrow>
      <mml:mn>2</mml:mn>
    </mml:mrow>
  </mml:msup>
  <mml:mo>+</mml:mo>
  <mml:mn>2</mml:mn>
  <mml:mi>c</mml:mi>
  <mml:mo>+</mml:mo>
  <mml:mn>3</mml:mn>
  <mml:mo>=</mml:mo>
  <mml:mn>2</mml:mn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o>-</mml:mo>
  <mml:msup>
    <mml:mrow>
      <mml:mi>c</mml:mi>
    </mml:mrow>
    <mml:mrow>
      <mml:mn>2</mml:mn>
    </mml:mrow>
  </mml:msup>
  <mml:mo>+</mml:mo>
  <mml:mn>2</mml:mn>
  <mml:mi>x</mml:mi>
  <mml:mo>+</mml:mo>
  <mml:mn>1</mml:mn>
  <mml:mo>=</mml:mo>
  <mml:mn>0</mml:mn>
</mml:math>
</file>

<file path=Object 34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35/content.xml><?xml version="1.0" encoding="utf-8"?>
<mml:math xmlns:mml="http://www.w3.org/1998/Math/MathML" xmlns:m="http://schemas.openxmlformats.org/officeDocument/2006/math">
  <mml:mi>c</mml:mi>
  <mml:mo>=</mml:mo>
  <mml:mfrac>
    <mml:mrow>
      <mml:mo>-</mml:mo>
      <mml:mn>2</mml:mn>
      <mml:mo>±</mml:mo>
      <mml:msqrt>
        <mml:msup>
          <mml:mrow>
            <mml:mn>2</mml:mn>
          </mml:mrow>
          <mml:mrow>
            <mml:mn>2</mml:mn>
          </mml:mrow>
        </mml:msup>
        <mml:mo>+</mml:mo>
        <mml:mn>4</mml:mn>
      </mml:msqrt>
    </mml:mrow>
    <mml:mrow>
      <mml:mo>-</mml:mo>
      <mml:mn>2</mml:mn>
    </mml:mrow>
  </mml:mfrac>
  <mml:mi> </mml:mi>
  <mml:mi> </mml:mi>
  <mml:mi> </mml:mi>
  <mml:mi> </mml:mi>
  <mml:mi> </mml:mi>
  <mml:mi> </mml:mi>
  <mml:mi> </mml:mi>
  <mml:mi> </mml:mi>
  <mml:mo>→</mml:mo>
  <mml:mi> </mml:mi>
  <mml:mi> </mml:mi>
  <mml:mi> </mml:mi>
  <mml:msub>
    <mml:mrow>
      <mml:mi>c</mml:mi>
    </mml:mrow>
    <mml:mrow>
      <mml:mn>1</mml:mn>
    </mml:mrow>
  </mml:msub>
  <mml:mi> </mml:mi>
  <mml:mo>:</mml:mo>
  <mml:mfrac>
    <mml:mrow>
      <mml:mo>-</mml:mo>
      <mml:mn>2</mml:mn>
      <mml:mo>+</mml:mo>
      <mml:mi> </mml:mi>
      <mml:msqrt>
        <mml:mn>8</mml:mn>
      </mml:msqrt>
      <mml:mi> </mml:mi>
    </mml:mrow>
    <mml:mrow>
      <mml:mo>-</mml:mo>
      <mml:mn>2</mml:mn>
    </mml:mrow>
  </mml:mfrac>
  <mml:mi> </mml:mi>
  <mml:mo>→</mml:mo>
  <mml:mi> </mml:mi>
  <mml:mi> </mml:mi>
  <mml:mi> </mml:mi>
  <mml:mi> </mml:mi>
  <mml:msub>
    <mml:mrow>
      <mml:mi>c</mml:mi>
    </mml:mrow>
    <mml:mrow>
      <mml:mn>1</mml:mn>
    </mml:mrow>
  </mml:msub>
  <mml:mi> </mml:mi>
  <mml:mo>:</mml:mo>
  <mml:mfrac>
    <mml:mrow>
      <mml:mo>-</mml:mo>
      <mml:mn>1</mml:mn>
      <mml:mo>+</mml:mo>
      <mml:mi> </mml:mi>
      <mml:msqrt>
        <mml:mn>2</mml:mn>
      </mml:msqrt>
    </mml:mrow>
    <mml:mrow>
      <mml:mo>-</mml:mo>
      <mml:mn>1</mml:mn>
    </mml:mrow>
  </mml:mfrac>
</mml:math>
</file>

<file path=Object 36/content.xml><?xml version="1.0" encoding="utf-8"?>
<mml:math xmlns:mml="http://www.w3.org/1998/Math/MathML" xmlns:m="http://schemas.openxmlformats.org/officeDocument/2006/math">
  <mml:mi>c</mml:mi>
  <mml:mo>=</mml:mo>
  <mml:mfrac>
    <mml:mrow>
      <mml:mo>-</mml:mo>
      <mml:mn>2</mml:mn>
      <mml:mo>±</mml:mo>
      <mml:msqrt>
        <mml:msup>
          <mml:mrow>
            <mml:mn>2</mml:mn>
          </mml:mrow>
          <mml:mrow>
            <mml:mn>2</mml:mn>
          </mml:mrow>
        </mml:msup>
        <mml:mo>+</mml:mo>
        <mml:mn>4</mml:mn>
      </mml:msqrt>
    </mml:mrow>
    <mml:mrow>
      <mml:mo>-</mml:mo>
      <mml:mn>2</mml:mn>
    </mml:mrow>
  </mml:mfrac>
  <mml:mi> </mml:mi>
  <mml:mi> </mml:mi>
  <mml:mi> </mml:mi>
  <mml:mi> </mml:mi>
  <mml:mi> </mml:mi>
  <mml:mi> </mml:mi>
  <mml:mi> </mml:mi>
  <mml:mi> </mml:mi>
  <mml:mo>→</mml:mo>
  <mml:mi> </mml:mi>
  <mml:mi> </mml:mi>
  <mml:mi> </mml:mi>
  <mml:msub>
    <mml:mrow>
      <mml:mi>c</mml:mi>
    </mml:mrow>
    <mml:mrow>
      <mml:mn>2</mml:mn>
    </mml:mrow>
  </mml:msub>
  <mml:mi> </mml:mi>
  <mml:mo>:</mml:mo>
  <mml:mfrac>
    <mml:mrow>
      <mml:mo>-</mml:mo>
      <mml:mn>2</mml:mn>
      <mml:mo>-</mml:mo>
      <mml:mi> </mml:mi>
      <mml:msqrt>
        <mml:mn>8</mml:mn>
      </mml:msqrt>
      <mml:mi> </mml:mi>
    </mml:mrow>
    <mml:mrow>
      <mml:mo>-</mml:mo>
      <mml:mn>2</mml:mn>
    </mml:mrow>
  </mml:mfrac>
  <mml:mi> </mml:mi>
  <mml:mo>→</mml:mo>
  <mml:msub>
    <mml:mrow>
      <mml:mi>c</mml:mi>
    </mml:mrow>
    <mml:mrow>
      <mml:mn>2</mml:mn>
    </mml:mrow>
  </mml:msub>
  <mml:mi> </mml:mi>
  <mml:mo>:</mml:mo>
  <mml:mfrac>
    <mml:mrow>
      <mml:mo>-</mml:mo>
      <mml:mn>1</mml:mn>
      <mml:mo>-</mml:mo>
      <mml:mi> </mml:mi>
      <mml:msqrt>
        <mml:mn>2</mml:mn>
      </mml:msqrt>
    </mml:mrow>
    <mml:mrow>
      <mml:mo>-</mml:mo>
      <mml:mn>1</mml:mn>
    </mml:mrow>
  </mml:mfrac>
</mml:math>
</file>

<file path=Object 37/content.xml><?xml version="1.0" encoding="utf-8"?>
<mml:math xmlns:mml="http://www.w3.org/1998/Math/MathML" xmlns:m="http://schemas.openxmlformats.org/officeDocument/2006/math">
  <mml:mi>f</mml:mi>
  <mml:mfenced separators="|">
    <mml:mrow>
      <mml:mfrac>
        <mml:mrow>
          <mml:mo>-</mml:mo>
          <mml:mn>1</mml:mn>
          <mml:mo>+</mml:mo>
          <mml:mi> </mml:mi>
          <mml:msqrt>
            <mml:mn>2</mml:mn>
          </mml:msqrt>
        </mml:mrow>
        <mml:mrow>
          <mml:mo>-</mml:mo>
          <mml:mn>1</mml:mn>
        </mml:mrow>
      </mml:mfrac>
    </mml:mrow>
  </mml:mfenced>
  <mml:mo>=</mml:mo>
  <mml:mn>2</mml:mn>
</mml:math>
</file>

<file path=Object 38/content.xml><?xml version="1.0" encoding="utf-8"?>
<mml:math xmlns:mml="http://www.w3.org/1998/Math/MathML" xmlns:m="http://schemas.openxmlformats.org/officeDocument/2006/math">
  <mml:mi>b</mml:mi>
  <mml:mo>)</mml:mo>
  <mml:mi> </mml:mi>
  <mml:mi> </mml:mi>
  <mml:mo>=</mml:mo>
  <mml:mi mathvariant="normal"> </mml:mi>
  <mml:msqrt>
    <mml:msup>
      <mml:mrow>
        <mml:mi>x</mml:mi>
      </mml:mrow>
      <mml:mrow>
        <mml:mn>2</mml:mn>
      </mml:mrow>
    </mml:msup>
    <mml:mi> </mml:mi>
    <mml:mo>-</mml:mo>
    <mml:mi> </mml:mi>
    <mml:mn>5</mml:mn>
    <mml:mi>x</mml:mi>
    <mml:mi> </mml:mi>
    <mml:mo>+</mml:mo>
    <mml:mi> </mml:mi>
    <mml:mn>2</mml:mn>
  </mml:msqrt>
  <mml:mi> </mml:mi>
  <mml:mi> </mml:mi>
  <mml:mi> </mml:mi>
  <mml:mo>;</mml:mo>
  <mml:mfenced open="[" close="]" separators="|">
    <mml:mrow>
      <mml:mn>6,8</mml:mn>
    </mml:mrow>
  </mml:mfenced>
  <mml:mi> </mml:mi>
  <mml:mi> </mml:mi>
  <mml:mo>;</mml:mo>
  <mml:mi> </mml:mi>
  <mml:mi> </mml:mi>
  <mml:mi>L</mml:mi>
  <mml:mo>=</mml:mo>
  <mml:mn>3</mml:mn>
</mml:math>
</file>

<file path=Object 39/content.xml><?xml version="1.0" encoding="utf-8"?>
<mml:math xmlns:mml="http://www.w3.org/1998/Math/MathML" xmlns:m="http://schemas.openxmlformats.org/officeDocument/2006/math">
  <mml:mi>f</mml:mi>
  <mml:mfenced separators="|">
    <mml:mrow>
      <mml:mn>6</mml:mn>
    </mml:mrow>
  </mml:mfenced>
  <mml:mo>=</mml:mo>
  <mml:msqrt>
    <mml:mn>36</mml:mn>
    <mml:mi> </mml:mi>
    <mml:mo>–</mml:mo>
    <mml:mi> </mml:mi>
    <mml:mn>30</mml:mn>
    <mml:mi> </mml:mi>
    <mml:mo>+</mml:mo>
    <mml:mi> </mml:mi>
    <mml:mn>2</mml:mn>
  </mml:msqrt>
  <mml:mi> </mml:mi>
  <mml:mi> </mml:mi>
  <mml:mi> </mml:mi>
  <mml:mi> </mml:mi>
  <mml:mi> </mml:mi>
  <mml:mi> </mml:mi>
  <mml:mi> </mml:mi>
  <mml:mi> </mml:mi>
  <mml:mi> </mml:mi>
  <mml:mi> </mml:mi>
  <mml:mi> </mml:mi>
  <mml:mo>→</mml:mo>
  <mml:mi>f</mml:mi>
  <mml:mfenced separators="|">
    <mml:mrow>
      <mml:mn>6</mml:mn>
    </mml:mrow>
  </mml:mfenced>
  <mml:mo>=</mml:mo>
  <mml:mn>2</mml:mn>
  <mml:msqrt>
    <mml:mn>2</mml:mn>
  </mml:msqrt>
  <mml:mi> </mml:mi>
</mml:math>
</file>

<file path=Object 4/content.xml><?xml version="1.0" encoding="utf-8"?>
<mml:math xmlns:mml="http://www.w3.org/1998/Math/MathML" xmlns:m="http://schemas.openxmlformats.org/officeDocument/2006/math">
  <mml:mi>a</mml:mi>
  <mml:mo>.</mml:mo>
  <mml:mi> </mml:mi>
  <mml:mi> </mml:mi>
  <mml:mfenced open="{" close="}" separators="|">
    <mml:mrow>
      <mml:msub>
        <mml:mrow>
          <mml:mi>x</mml:mi>
        </mml:mrow>
        <mml:mrow>
          <mml:mi>n</mml:mi>
        </mml:mrow>
      </mml:msub>
      <mml:mi> </mml:mi>
    </mml:mrow>
  </mml:mfenced>
  <mml:mo>=</mml:mo>
  <mml:mfenced open="{" close="}" separators="|">
    <mml:mrow>
      <mml:mfrac>
        <mml:mrow>
          <mml:mn>4</mml:mn>
          <mml:mi>n</mml:mi>
          <mml:mo>+</mml:mo>
          <mml:mn>1</mml:mn>
        </mml:mrow>
        <mml:mrow>
          <mml:mn>2</mml:mn>
          <mml:mi>n</mml:mi>
          <mml:mo>+</mml:mo>
          <mml:mn>1</mml:mn>
        </mml:mrow>
      </mml:mfrac>
    </mml:mrow>
  </mml:mfenced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b</mml:mi>
  <mml:mo>.</mml:mo>
  <mml:mfenced open="{" close="}" separators="|">
    <mml:mrow>
      <mml:msub>
        <mml:mrow>
          <mml:mi>x</mml:mi>
        </mml:mrow>
        <mml:mrow>
          <mml:mi>n</mml:mi>
        </mml:mrow>
      </mml:msub>
      <mml:mi> </mml:mi>
    </mml:mrow>
  </mml:mfenced>
  <mml:mo>=</mml:mo>
  <mml:mfenced open="{" close="}" separators="|">
    <mml:mrow>
      <mml:mfrac>
        <mml:mrow>
          <mml:mn>2</mml:mn>
          <mml:msup>
            <mml:mrow>
              <mml:mi>n</mml:mi>
            </mml:mrow>
            <mml:mrow>
              <mml:mn>2</mml:mn>
            </mml:mrow>
          </mml:msup>
          <mml:mo>+</mml:mo>
          <mml:mn>6</mml:mn>
          <mml:mi>n</mml:mi>
          <mml:mo>-</mml:mo>
          <mml:mn>1</mml:mn>
        </mml:mrow>
        <mml:mrow>
          <mml:mn>4</mml:mn>
          <mml:msup>
            <mml:mrow>
              <mml:mi>n</mml:mi>
            </mml:mrow>
            <mml:mrow>
              <mml:mn>2</mml:mn>
            </mml:mrow>
          </mml:msup>
          <mml:mo>+</mml:mo>
          <mml:mn>2</mml:mn>
          <mml:mi>n</mml:mi>
          <mml:mo>+</mml:mo>
          <mml:mn>1</mml:mn>
        </mml:mrow>
      </mml:mfrac>
    </mml:mrow>
  </mml:mfenced>
</mml:math>
</file>

<file path=Object 40/content.xml><?xml version="1.0" encoding="utf-8"?>
<mml:math xmlns:mml="http://www.w3.org/1998/Math/MathML" xmlns:m="http://schemas.openxmlformats.org/officeDocument/2006/math">
  <mml:mi>f</mml:mi>
  <mml:mfenced separators="|">
    <mml:mrow>
      <mml:mn>8</mml:mn>
    </mml:mrow>
  </mml:mfenced>
  <mml:mo>=</mml:mo>
  <mml:mi> </mml:mi>
  <mml:msqrt>
    <mml:mn>64</mml:mn>
    <mml:mi> </mml:mi>
    <mml:mo>-</mml:mo>
    <mml:mi> </mml:mi>
    <mml:mn>40</mml:mn>
    <mml:mi> </mml:mi>
    <mml:mo>+</mml:mo>
    <mml:mi> </mml:mi>
    <mml:mn>2</mml:mn>
  </mml:msqrt>
  <mml:mi> </mml:mi>
  <mml:mi> </mml:mi>
  <mml:mi> </mml:mi>
  <mml:mi> </mml:mi>
  <mml:mi> </mml:mi>
  <mml:mi> </mml:mi>
  <mml:mi> </mml:mi>
  <mml:mi> </mml:mi>
  <mml:mo>→</mml:mo>
  <mml:mi>f</mml:mi>
  <mml:mfenced separators="|">
    <mml:mrow>
      <mml:mn>8</mml:mn>
    </mml:mrow>
  </mml:mfenced>
  <mml:mo>=</mml:mo>
  <mml:mi> </mml:mi>
  <mml:msqrt>
    <mml:mn>26</mml:mn>
  </mml:msqrt>
  <mml:mi> </mml:mi>
</mml:math>
</file>

<file path=Object 41/content.xml><?xml version="1.0" encoding="utf-8"?>
<mml:math xmlns:mml="http://www.w3.org/1998/Math/MathML" xmlns:m="http://schemas.openxmlformats.org/officeDocument/2006/math">
  <mml:mi>f</mml:mi>
  <mml:mfenced separators="|">
    <mml:mrow>
      <mml:mi>c</mml:mi>
    </mml:mrow>
  </mml:mfenced>
  <mml:mo>=</mml:mo>
  <mml:mi> </mml:mi>
  <mml:msqrt>
    <mml:msup>
      <mml:mrow>
        <mml:mi>c</mml:mi>
      </mml:mrow>
      <mml:mrow>
        <mml:mn>2</mml:mn>
      </mml:mrow>
    </mml:msup>
    <mml:mi> </mml:mi>
    <mml:mo>-</mml:mo>
    <mml:mi> </mml:mi>
    <mml:mn>5</mml:mn>
    <mml:mi>c</mml:mi>
    <mml:mi> </mml:mi>
    <mml:mo>+</mml:mo>
    <mml:mi> </mml:mi>
    <mml:mn>2</mml:mn>
  </mml:msqrt>
  <mml:mo>=</mml:mo>
  <mml:mn>3</mml:mn>
</mml:math>
</file>

<file path=Object 42/content.xml><?xml version="1.0" encoding="utf-8"?>
<mml:math xmlns:mml="http://www.w3.org/1998/Math/MathML" xmlns:m="http://schemas.openxmlformats.org/officeDocument/2006/math">
  <mml:msqrt>
    <mml:msup>
      <mml:mrow>
        <mml:mi>c</mml:mi>
      </mml:mrow>
      <mml:mrow>
        <mml:mn>2</mml:mn>
      </mml:mrow>
    </mml:msup>
    <mml:mi> </mml:mi>
    <mml:mo>-</mml:mo>
    <mml:mi> </mml:mi>
    <mml:mn>5</mml:mn>
    <mml:mi>c</mml:mi>
    <mml:mi> </mml:mi>
    <mml:mo>+</mml:mo>
    <mml:mi> </mml:mi>
    <mml:mn>2</mml:mn>
  </mml:msqrt>
  <mml:mo>=</mml:mo>
  <mml:mn>3</mml:mn>
  <mml:mi> </mml:mi>
  <mml:mi> </mml:mi>
</mml:math>
</file>

<file path=Object 43/content.xml><?xml version="1.0" encoding="utf-8"?>
<mml:math xmlns:mml="http://www.w3.org/1998/Math/MathML" xmlns:m="http://schemas.openxmlformats.org/officeDocument/2006/math">
  <mml:msup>
    <mml:mrow>
      <mml:mi>c</mml:mi>
    </mml:mrow>
    <mml:mrow>
      <mml:mn>2</mml:mn>
    </mml:mrow>
  </mml:msup>
  <mml:mi> </mml:mi>
  <mml:mo>-</mml:mo>
  <mml:mi> </mml:mi>
  <mml:mn>5</mml:mn>
  <mml:mi>c</mml:mi>
  <mml:mo>-</mml:mo>
  <mml:mn>7</mml:mn>
  <mml:mo>=</mml:mo>
  <mml:mn>0</mml:mn>
</mml:math>
</file>

<file path=Object 44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45/content.xml><?xml version="1.0" encoding="utf-8"?>
<mml:math xmlns:mml="http://www.w3.org/1998/Math/MathML" xmlns:m="http://schemas.openxmlformats.org/officeDocument/2006/math">
  <mml:mi> </mml:mi>
  <mml:mi>c</mml:mi>
  <mml:mo>=</mml:mo>
  <mml:mfrac>
    <mml:mrow>
      <mml:mn>5</mml:mn>
      <mml:mo>±</mml:mo>
      <mml:msqrt>
        <mml:mn>25</mml:mn>
        <mml:mo>+</mml:mo>
        <mml:mn>28</mml:mn>
      </mml:msqrt>
    </mml:mrow>
    <mml:mrow>
      <mml:mn>2</mml:mn>
    </mml:mrow>
  </mml:mfrac>
  <mml:mi> </mml:mi>
  <mml:mi> </mml:mi>
  <mml:mo>→</mml:mo>
  <mml:mi> </mml:mi>
  <mml:msub>
    <mml:mrow>
      <mml:mi>c</mml:mi>
    </mml:mrow>
    <mml:mrow>
      <mml:mn>1</mml:mn>
    </mml:mrow>
  </mml:msub>
  <mml:mo>=</mml:mo>
  <mml:mfrac>
    <mml:mrow>
      <mml:mn>5</mml:mn>
      <mml:mo>+</mml:mo>
      <mml:msqrt>
        <mml:mn>53</mml:mn>
      </mml:msqrt>
    </mml:mrow>
    <mml:mrow>
      <mml:mn>2</mml:mn>
    </mml:mrow>
  </mml:mfrac>
  <mml:mi> </mml:mi>
  <mml:mi> </mml:mi>
  <mml:mi> </mml:mi>
</mml:math>
</file>

<file path=Object 46/content.xml><?xml version="1.0" encoding="utf-8"?>
<mml:math xmlns:mml="http://www.w3.org/1998/Math/MathML" xmlns:m="http://schemas.openxmlformats.org/officeDocument/2006/math">
  <mml:mi> </mml:mi>
  <mml:mi>c</mml:mi>
  <mml:mo>=</mml:mo>
  <mml:mfrac>
    <mml:mrow>
      <mml:mn>5</mml:mn>
      <mml:mo>±</mml:mo>
      <mml:msqrt>
        <mml:mn>25</mml:mn>
        <mml:mo>+</mml:mo>
        <mml:mn>28</mml:mn>
      </mml:msqrt>
    </mml:mrow>
    <mml:mrow>
      <mml:mn>2</mml:mn>
    </mml:mrow>
  </mml:mfrac>
  <mml:mi> </mml:mi>
  <mml:mo>→</mml:mo>
  <mml:mi> </mml:mi>
  <mml:msub>
    <mml:mrow>
      <mml:mi>c</mml:mi>
    </mml:mrow>
    <mml:mrow>
      <mml:mn>2</mml:mn>
    </mml:mrow>
  </mml:msub>
  <mml:mo>=</mml:mo>
  <mml:mfrac>
    <mml:mrow>
      <mml:mn>5</mml:mn>
      <mml:mo>-</mml:mo>
      <mml:msqrt>
        <mml:mn>53</mml:mn>
      </mml:msqrt>
    </mml:mrow>
    <mml:mrow>
      <mml:mn>2</mml:mn>
    </mml:mrow>
  </mml:mfrac>
  <mml:mi> </mml:mi>
  <mml:mi> </mml:mi>
  <mml:mi> </mml:mi>
</mml:math>
</file>

<file path=Object 47/content.xml><?xml version="1.0" encoding="utf-8"?>
<mml:math xmlns:mml="http://www.w3.org/1998/Math/MathML" xmlns:m="http://schemas.openxmlformats.org/officeDocument/2006/math">
  <mml:mi>f</mml:mi>
  <mml:mfenced separators="|">
    <mml:mrow>
      <mml:mfrac>
        <mml:mrow>
          <mml:mn>5</mml:mn>
          <mml:mo>+</mml:mo>
          <mml:msqrt>
            <mml:mn>53</mml:mn>
          </mml:msqrt>
        </mml:mrow>
        <mml:mrow>
          <mml:mn>2</mml:mn>
        </mml:mrow>
      </mml:mfrac>
    </mml:mrow>
  </mml:mfenced>
  <mml:mo>=</mml:mo>
  <mml:mi> </mml:mi>
  <mml:msqrt>
    <mml:msup>
      <mml:mrow>
        <mml:mfenced separators="|">
          <mml:mrow>
            <mml:mfrac>
              <mml:mrow>
                <mml:mn>5</mml:mn>
                <mml:mo>+</mml:mo>
                <mml:msqrt>
                  <mml:mn>53</mml:mn>
                </mml:msqrt>
              </mml:mrow>
              <mml:mrow>
                <mml:mn>2</mml:mn>
              </mml:mrow>
            </mml:mfrac>
          </mml:mrow>
        </mml:mfenced>
      </mml:mrow>
      <mml:mrow>
        <mml:mn>2</mml:mn>
      </mml:mrow>
    </mml:msup>
    <mml:mi> </mml:mi>
    <mml:mo>-</mml:mo>
    <mml:mi> </mml:mi>
    <mml:mn>5</mml:mn>
    <mml:mfenced separators="|">
      <mml:mrow>
        <mml:mfrac>
          <mml:mrow>
            <mml:mn>5</mml:mn>
            <mml:mo>+</mml:mo>
            <mml:msqrt>
              <mml:mn>53</mml:mn>
            </mml:msqrt>
          </mml:mrow>
          <mml:mrow>
            <mml:mn>2</mml:mn>
          </mml:mrow>
        </mml:mfrac>
      </mml:mrow>
    </mml:mfenced>
    <mml:mi> </mml:mi>
    <mml:mo>+</mml:mo>
    <mml:mi> </mml:mi>
    <mml:mn>2</mml:mn>
  </mml:msqrt>
</mml:math>
</file>

<file path=Object 48/content.xml><?xml version="1.0" encoding="utf-8"?>
<mml:math xmlns:mml="http://www.w3.org/1998/Math/MathML" xmlns:m="http://schemas.openxmlformats.org/officeDocument/2006/math">
  <mml:mi>f</mml:mi>
  <mml:mfenced separators="|">
    <mml:mrow>
      <mml:mfrac>
        <mml:mrow>
          <mml:mn>5</mml:mn>
          <mml:mo>+</mml:mo>
          <mml:msqrt>
            <mml:mn>53</mml:mn>
          </mml:msqrt>
        </mml:mrow>
        <mml:mrow>
          <mml:mn>2</mml:mn>
        </mml:mrow>
      </mml:mfrac>
    </mml:mrow>
  </mml:mfenced>
  <mml:mo>=</mml:mo>
  <mml:mn>3</mml:mn>
</mml:math>
</file>

<file path=Object 49/content.xml><?xml version="1.0" encoding="utf-8"?>
<mml:math xmlns:mml="http://www.w3.org/1998/Math/MathML" xmlns:m="http://schemas.openxmlformats.org/officeDocument/2006/math">
  <mml:mi>a</mml:mi>
  <mml:mo>)</mml:mo>
  <mml:mi> </mml:mi>
  <mml:mi> </mml:mi>
  <mml:mi> </mml:mi>
  <mml:mi> </mml:mi>
  <mml:mi>f</mml:mi>
  <mml:mfenced separators="|">
    <mml:mrow>
      <mml:mi>x</mml:mi>
    </mml:mrow>
  </mml:mfenced>
  <mml:mo>=</mml:mo>
  <mml:mi> </mml:mi>
  <mml:msup>
    <mml:mrow>
      <mml:mi>x</mml:mi>
    </mml:mrow>
    <mml:mrow>
      <mml:mn>2</mml:mn>
    </mml:mrow>
  </mml:msup>
  <mml:mi> </mml:mi>
  <mml:mo>-</mml:mo>
  <mml:mi> </mml:mi>
  <mml:mn>3</mml:mn>
  <mml:mi>x</mml:mi>
  <mml:mi> </mml:mi>
  <mml:mo>+</mml:mo>
  <mml:mi> </mml:mi>
  <mml:mn>1</mml:mn>
  <mml:mi> </mml:mi>
  <mml:mo>;</mml:mo>
  <mml:mi> </mml:mi>
  <mml:mi> </mml:mi>
  <mml:mi> </mml:mi>
  <mml:mi> </mml:mi>
  <mml:mfenced open="[" close="]" separators="|">
    <mml:mrow>
      <mml:mo>-</mml:mo>
      <mml:mn>1</mml:mn>
      <mml:mo>,</mml:mo>
      <mml:mi> </mml:mi>
      <mml:mn>2</mml:mn>
    </mml:mrow>
  </mml:mfenced>
</mml:math>
</file>

<file path=Object 5/content.xml><?xml version="1.0" encoding="utf-8"?>
<mml:math xmlns:mml="http://www.w3.org/1998/Math/MathML" xmlns:m="http://schemas.openxmlformats.org/officeDocument/2006/math">
  <mml:mi>a</mml:mi>
  <mml:mo>)</mml:mo>
  <mml:mi> </mml:mi>
  <mml:mrow>
    <mml:mrow>
      <mml:munder>
        <mml:mrow>
          <mml:mi mathvariant="normal">lim</mml:mi>
        </mml:mrow>
        <mml:mrow>
          <mml:mi>n</mml:mi>
          <mml:mo>→</mml:mo>
          <mml:mi>∞</mml:mi>
        </mml:mrow>
      </mml:munder>
    </mml:mrow>
    <mml:mo>⁡</mml:mo>
    <mml:mrow>
      <mml:mfenced open="{" close="}" separators="|">
        <mml:mrow>
          <mml:mfrac>
            <mml:mrow>
              <mml:mn>4</mml:mn>
              <mml:mi>n</mml:mi>
              <mml:mo>+</mml:mo>
              <mml:mn>1</mml:mn>
            </mml:mrow>
            <mml:mrow>
              <mml:mn>2</mml:mn>
              <mml:mi>n</mml:mi>
              <mml:mo>+</mml:mo>
              <mml:mn>1</mml:mn>
            </mml:mrow>
          </mml:mfrac>
        </mml:mrow>
      </mml:mfenced>
      <mml:mi> </mml:mi>
    </mml:mrow>
  </mml:mrow>
  <mml:mi> </mml:mi>
  <mml:mi> </mml:mi>
  <mml:mi> </mml:mi>
  <mml:mi> </mml:mi>
  <mml:mi> </mml:mi>
  <mml:mi> </mml:mi>
  <mml:mo>→</mml:mo>
  <mml:mi> </mml:mi>
  <mml:mi> </mml:mi>
  <mml:mi> </mml:mi>
  <mml:mfrac>
    <mml:mrow>
      <mml:mn>4</mml:mn>
    </mml:mrow>
    <mml:mrow>
      <mml:mn>2</mml:mn>
    </mml:mrow>
  </mml:mfrac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sub>
    <mml:mrow>
      <mml:mi>E</mml:mi>
    </mml:mrow>
    <mml:mrow>
      <mml:mi>n</mml:mi>
    </mml:mrow>
  </mml:msub>
  <mml:mo>=</mml:mo>
  <mml:mfenced open="{" close="}" separators="|">
    <mml:mrow>
      <mml:mi>L</mml:mi>
      <mml:mo>-</mml:mo>
      <mml:msub>
        <mml:mrow>
          <mml:mi>x</mml:mi>
        </mml:mrow>
        <mml:mrow>
          <mml:mi>n</mml:mi>
        </mml:mrow>
      </mml:msub>
      <mml:mi> </mml:mi>
    </mml:mrow>
  </mml:mfenced>
  <mml:mi> </mml:mi>
  <mml:mi> </mml:mi>
  <mml:mo>:</mml:mo>
  <mml:mi> </mml:mi>
  <mml:mfrac>
    <mml:mrow>
      <mml:mn>4</mml:mn>
    </mml:mrow>
    <mml:mrow>
      <mml:mn>2</mml:mn>
    </mml:mrow>
  </mml:mfrac>
  <mml:mo>-</mml:mo>
  <mml:mfenced open="{" close="}" separators="|">
    <mml:mrow>
      <mml:mfrac>
        <mml:mrow>
          <mml:mn>4</mml:mn>
          <mml:mi>n</mml:mi>
          <mml:mo>+</mml:mo>
          <mml:mn>1</mml:mn>
        </mml:mrow>
        <mml:mrow>
          <mml:mn>2</mml:mn>
          <mml:mi>n</mml:mi>
          <mml:mo>+</mml:mo>
          <mml:mn>1</mml:mn>
        </mml:mrow>
      </mml:mfrac>
    </mml:mrow>
  </mml:mfenced>
  <mml:mi> </mml:mi>
  <mml:mi> </mml:mi>
</mml:math>
</file>

<file path=Object 50/content.xml><?xml version="1.0" encoding="utf-8"?>
<mml:math xmlns:mml="http://www.w3.org/1998/Math/MathML" xmlns:m="http://schemas.openxmlformats.org/officeDocument/2006/math">
  <mml:mi> </mml:mi>
  <mml:mi> </mml:mi>
  <mml:mi> </mml:mi>
  <mml:mi> </mml:mi>
  <mml:mi> </mml:mi>
  <mml:mi> </mml:mi>
  <mml:mi> </mml:mi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n>2</mml:mn>
  <mml:mi>x</mml:mi>
  <mml:mo>-</mml:mo>
  <mml:mn>3</mml:mn>
  <mml:mi> </mml:mi>
  <mml:mi> </mml:mi>
</mml:math>
</file>

<file path=Object 51/content.xml><?xml version="1.0" encoding="utf-8"?>
<mml:math xmlns:mml="http://www.w3.org/1998/Math/MathML" xmlns:m="http://schemas.openxmlformats.org/officeDocument/2006/math">
  <mml:mi>x</mml:mi>
  <mml:mo>=</mml:mo>
  <mml:mfrac>
    <mml:mrow>
      <mml:mn>3</mml:mn>
    </mml:mrow>
    <mml:mrow>
      <mml:mn>2</mml:mn>
    </mml:mrow>
  </mml:mfrac>
  <mml:mi> </mml:mi>
  <mml:mfenced separators="|">
    <mml:mrow>
      <mml:mi>p</mml:mi>
      <mml:mi>u</mml:mi>
      <mml:mi>n</mml:mi>
      <mml:mi>t</mml:mi>
      <mml:mi>o</mml:mi>
      <mml:mi> </mml:mi>
      <mml:mi>c</mml:mi>
      <mml:mi>r</mml:mi>
      <mml:mi>i</mml:mi>
      <mml:mi>t</mml:mi>
      <mml:mi>i</mml:mi>
      <mml:mi>c</mml:mi>
      <mml:mi>o</mml:mi>
    </mml:mrow>
  </mml:mfenced>
</mml:math>
</file>

<file path=Object 52/content.xml><?xml version="1.0" encoding="utf-8"?>
<mml:math xmlns:mml="http://www.w3.org/1998/Math/MathML" xmlns:m="http://schemas.openxmlformats.org/officeDocument/2006/math">
  <mml:mi>f</mml:mi>
  <mml:mfenced separators="|">
    <mml:mrow>
      <mml:mo>-</mml:mo>
      <mml:mn>1</mml:mn>
    </mml:mrow>
  </mml:mfenced>
  <mml:mo>=</mml:mo>
  <mml:msup>
    <mml:mrow>
      <mml:mfenced separators="|">
        <mml:mrow>
          <mml:mo>-</mml:mo>
          <mml:mn>1</mml:mn>
        </mml:mrow>
      </mml:mfenced>
    </mml:mrow>
    <mml:mrow>
      <mml:mn>2</mml:mn>
    </mml:mrow>
  </mml:msup>
  <mml:mo>+</mml:mo>
  <mml:mn>3</mml:mn>
  <mml:mi> </mml:mi>
  <mml:mo>+</mml:mo>
  <mml:mi> </mml:mi>
  <mml:mn>1</mml:mn>
  <mml:mi> </mml:mi>
  <mml:mi> </mml:mi>
  <mml:mo>→</mml:mo>
  <mml:mi> </mml:mi>
  <mml:mi> </mml:mi>
  <mml:mi>f</mml:mi>
  <mml:mfenced separators="|">
    <mml:mrow>
      <mml:mo>-</mml:mo>
      <mml:mn>1</mml:mn>
    </mml:mrow>
  </mml:mfenced>
  <mml:mo>=</mml:mo>
  <mml:mi> </mml:mi>
  <mml:mn>5</mml:mn>
  <mml:mi> </mml:mi>
  <mml:mi> </mml:mi>
</mml:math>
</file>

<file path=Object 53/content.xml><?xml version="1.0" encoding="utf-8"?>
<mml:math xmlns:mml="http://www.w3.org/1998/Math/MathML" xmlns:m="http://schemas.openxmlformats.org/officeDocument/2006/math">
  <mml:mi>f</mml:mi>
  <mml:mfenced separators="|">
    <mml:mrow>
      <mml:mn>2</mml:mn>
    </mml:mrow>
  </mml:mfenced>
  <mml:mo>=</mml:mo>
  <mml:mi> </mml:mi>
  <mml:mo>→</mml:mo>
  <mml:mi> </mml:mi>
  <mml:mi> </mml:mi>
  <mml:msup>
    <mml:mrow>
      <mml:mn>2</mml:mn>
    </mml:mrow>
    <mml:mrow>
      <mml:mn>2</mml:mn>
    </mml:mrow>
  </mml:msup>
  <mml:mi> </mml:mi>
  <mml:mo>-</mml:mo>
  <mml:mi> </mml:mi>
  <mml:mn>3</mml:mn>
  <mml:mfenced separators="|">
    <mml:mrow>
      <mml:mn>2</mml:mn>
    </mml:mrow>
  </mml:mfenced>
  <mml:mo>+</mml:mo>
  <mml:mi> </mml:mi>
  <mml:mn>1</mml:mn>
  <mml:mi> </mml:mi>
  <mml:mi> </mml:mi>
  <mml:mi>f</mml:mi>
  <mml:mfenced separators="|">
    <mml:mrow>
      <mml:mn>2</mml:mn>
    </mml:mrow>
  </mml:mfenced>
  <mml:mi> </mml:mi>
  <mml:mo>=</mml:mo>
  <mml:mo>-</mml:mo>
  <mml:mn>1</mml:mn>
</mml:math>
</file>

<file path=Object 54/content.xml><?xml version="1.0" encoding="utf-8"?>
<mml:math xmlns:mml="http://www.w3.org/1998/Math/MathML" xmlns:m="http://schemas.openxmlformats.org/officeDocument/2006/math">
  <mml:mi>f</mml:mi>
  <mml:mfenced separators="|">
    <mml:mrow>
      <mml:mfrac>
        <mml:mrow>
          <mml:mn>3</mml:mn>
        </mml:mrow>
        <mml:mrow>
          <mml:mn>2</mml:mn>
        </mml:mrow>
      </mml:mfrac>
    </mml:mrow>
  </mml:mfenced>
  <mml:mo>=</mml:mo>
  <mml:mi> </mml:mi>
  <mml:msup>
    <mml:mrow>
      <mml:mfenced separators="|">
        <mml:mrow>
          <mml:mfrac>
            <mml:mrow>
              <mml:mn>3</mml:mn>
            </mml:mrow>
            <mml:mrow>
              <mml:mn>2</mml:mn>
            </mml:mrow>
          </mml:mfrac>
        </mml:mrow>
      </mml:mfenced>
    </mml:mrow>
    <mml:mrow>
      <mml:mn>2</mml:mn>
    </mml:mrow>
  </mml:msup>
  <mml:mi> </mml:mi>
  <mml:mo>-</mml:mo>
  <mml:mi> </mml:mi>
  <mml:mn>3</mml:mn>
  <mml:mfenced separators="|">
    <mml:mrow>
      <mml:mfrac>
        <mml:mrow>
          <mml:mn>3</mml:mn>
        </mml:mrow>
        <mml:mrow>
          <mml:mn>2</mml:mn>
        </mml:mrow>
      </mml:mfrac>
    </mml:mrow>
  </mml:mfenced>
  <mml:mi> </mml:mi>
  <mml:mo>+</mml:mo>
  <mml:mi> </mml:mi>
  <mml:mn>1</mml:mn>
  <mml:mi> </mml:mi>
  <mml:mo>→</mml:mo>
  <mml:mi>f</mml:mi>
  <mml:mfenced separators="|">
    <mml:mrow>
      <mml:mfrac>
        <mml:mrow>
          <mml:mn>3</mml:mn>
        </mml:mrow>
        <mml:mrow>
          <mml:mn>2</mml:mn>
        </mml:mrow>
      </mml:mfrac>
    </mml:mrow>
  </mml:mfenced>
  <mml:mo>=</mml:mo>
  <mml:mo>-</mml:mo>
  <mml:mfrac>
    <mml:mrow>
      <mml:mn>5</mml:mn>
    </mml:mrow>
    <mml:mrow>
      <mml:mn>4</mml:mn>
    </mml:mrow>
  </mml:mfrac>
</mml:math>
</file>

<file path=Object 55/content.xml><?xml version="1.0" encoding="utf-8"?>
<mml:math xmlns:mml="http://www.w3.org/1998/Math/MathML" xmlns:m="http://schemas.openxmlformats.org/officeDocument/2006/math">
  <mml:mi>e</mml:mi>
  <mml:mi>l</mml:mi>
  <mml:mi> </mml:mi>
  <mml:mi>p</mml:mi>
  <mml:mi>u</mml:mi>
  <mml:mi>n</mml:mi>
  <mml:mi>t</mml:mi>
  <mml:mi>o</mml:mi>
  <mml:mi> </mml:mi>
  <mml:mi>e</mml:mi>
  <mml:mi>x</mml:mi>
  <mml:mi>t</mml:mi>
  <mml:mi>r</mml:mi>
  <mml:mi>e</mml:mi>
  <mml:mi>m</mml:mi>
  <mml:mi>o</mml:mi>
  <mml:mi> </mml:mi>
  <mml:mi>s</mml:mi>
  <mml:mi>u</mml:mi>
  <mml:mi>p</mml:mi>
  <mml:mi>e</mml:mi>
  <mml:mi>r</mml:mi>
  <mml:mi>i</mml:mi>
  <mml:mi>o</mml:mi>
  <mml:mi>r</mml:mi>
  <mml:mi> </mml:mi>
  <mml:mi>e</mml:mi>
  <mml:mi>s</mml:mi>
  <mml:mo>:</mml:mo>
  <mml:mi> </mml:mi>
  <mml:mi> </mml:mi>
  <mml:mi>f</mml:mi>
  <mml:mfenced separators="|">
    <mml:mrow>
      <mml:mo>-</mml:mo>
      <mml:mn>1</mml:mn>
    </mml:mrow>
  </mml:mfenced>
  <mml:mi> </mml:mi>
  <mml:mi> </mml:mi>
  <mml:mo>,</mml:mo>
  <mml:mi> </mml:mi>
  <mml:mi>e</mml:mi>
  <mml:mi>l</mml:mi>
  <mml:mi> </mml:mi>
  <mml:mi>p</mml:mi>
  <mml:mi>u</mml:mi>
  <mml:mi>n</mml:mi>
  <mml:mi>t</mml:mi>
  <mml:mi>o</mml:mi>
  <mml:mi> </mml:mi>
  <mml:mi>e</mml:mi>
  <mml:mi>x</mml:mi>
  <mml:mi>t</mml:mi>
  <mml:mi>r</mml:mi>
  <mml:mi>e</mml:mi>
  <mml:mi>m</mml:mi>
  <mml:mi>o</mml:mi>
  <mml:mi> </mml:mi>
  <mml:mi>i</mml:mi>
  <mml:mi>n</mml:mi>
  <mml:mi>f</mml:mi>
  <mml:mi>e</mml:mi>
  <mml:mi>r</mml:mi>
  <mml:mi>i</mml:mi>
  <mml:mi>o</mml:mi>
  <mml:mi>r</mml:mi>
  <mml:mi> </mml:mi>
  <mml:mi>e</mml:mi>
  <mml:mi>s</mml:mi>
  <mml:mi> </mml:mi>
  <mml:mi>f</mml:mi>
  <mml:mfenced separators="|">
    <mml:mrow>
      <mml:mfrac>
        <mml:mrow>
          <mml:mn>3</mml:mn>
        </mml:mrow>
        <mml:mrow>
          <mml:mn>2</mml:mn>
        </mml:mrow>
      </mml:mfrac>
    </mml:mrow>
  </mml:mfenced>
  <mml:mi> </mml:mi>
  <mml:mi> </mml:mi>
</mml:math>
</file>

<file path=Object 6/content.xml><?xml version="1.0" encoding="utf-8"?>
<mml:math xmlns:mml="http://www.w3.org/1998/Math/MathML" xmlns:m="http://schemas.openxmlformats.org/officeDocument/2006/math">
  <mml:mi> </mml:mi>
  <mml:mi> </mml:mi>
  <mml:mi> </mml:mi>
  <mml:mi> </mml:mi>
</mml:math>
</file>

<file path=Object 7/content.xml><?xml version="1.0" encoding="utf-8"?>
<mml:math xmlns:mml="http://www.w3.org/1998/Math/MathML" xmlns:m="http://schemas.openxmlformats.org/officeDocument/2006/math">
  <mml:munder>
    <mml:mrow>
      <mml:mi mathvariant="normal">l</mml:mi>
      <mml:mi mathvariant="normal">i</mml:mi>
      <mml:mi mathvariant="normal">m</mml:mi>
    </mml:mrow>
    <mml:mrow>
      <mml:mi>n</mml:mi>
      <mml:mo>→</mml:mo>
      <mml:mi>∞</mml:mi>
    </mml:mrow>
  </mml:munder>
  <mml:mi> </mml:mi>
  <mml:mi> </mml:mi>
  <mml:mi> </mml:mi>
  <mml:mi> </mml:mi>
  <mml:mfrac>
    <mml:mrow>
      <mml:mn>4</mml:mn>
    </mml:mrow>
    <mml:mrow>
      <mml:mn>2</mml:mn>
    </mml:mrow>
  </mml:mfrac>
  <mml:mo>-</mml:mo>
  <mml:mfenced open="{" close="}" separators="|">
    <mml:mrow>
      <mml:mfrac>
        <mml:mrow>
          <mml:mn>4</mml:mn>
          <mml:mi>n</mml:mi>
          <mml:mo>+</mml:mo>
          <mml:mn>1</mml:mn>
        </mml:mrow>
        <mml:mrow>
          <mml:mn>2</mml:mn>
          <mml:mi>n</mml:mi>
          <mml:mo>+</mml:mo>
          <mml:mn>1</mml:mn>
        </mml:mrow>
      </mml:mfrac>
    </mml:mrow>
  </mml:mfenced>
  <mml:mi> </mml:mi>
  <mml:mi> </mml:mi>
  <mml:mi> </mml:mi>
  <mml:mi> </mml:mi>
  <mml:mi> </mml:mi>
  <mml:mo>→</mml:mo>
  <mml:mi> </mml:mi>
  <mml:mi> </mml:mi>
  <mml:mi> </mml:mi>
  <mml:mn>0</mml:mn>
  <mml:mi> </mml:mi>
</mml:math>
</file>

<file path=Object 8/content.xml><?xml version="1.0" encoding="utf-8"?>
<mml:math xmlns:mml="http://www.w3.org/1998/Math/MathML" xmlns:m="http://schemas.openxmlformats.org/officeDocument/2006/math">
  <mml:mi> </mml:mi>
  <mml:mi> </mml:mi>
</mml:math>
</file>

<file path=Object 9/content.xml><?xml version="1.0" encoding="utf-8"?>
<mml:math xmlns:mml="http://www.w3.org/1998/Math/MathML" xmlns:m="http://schemas.openxmlformats.org/officeDocument/2006/math">
  <mml:mi>b</mml:mi>
  <mml:mo>)</mml:mo>
  <mml:mi> </mml:mi>
  <mml:mrow>
    <mml:mrow>
      <mml:munder>
        <mml:mrow>
          <mml:mi mathvariant="normal">lim</mml:mi>
        </mml:mrow>
        <mml:mrow>
          <mml:mi>n</mml:mi>
          <mml:mo>→</mml:mo>
          <mml:mi>∞</mml:mi>
        </mml:mrow>
      </mml:munder>
    </mml:mrow>
    <mml:mo>⁡</mml:mo>
    <mml:mrow>
      <mml:mfenced open="{" close="}" separators="|">
        <mml:mrow>
          <mml:mfrac>
            <mml:mrow>
              <mml:mn>2</mml:mn>
              <mml:msup>
                <mml:mrow>
                  <mml:mi>n</mml:mi>
                </mml:mrow>
                <mml:mrow>
                  <mml:mn>2</mml:mn>
                </mml:mrow>
              </mml:msup>
              <mml:mo>+</mml:mo>
              <mml:mn>6</mml:mn>
              <mml:mi>n</mml:mi>
              <mml:mo>-</mml:mo>
              <mml:mn>1</mml:mn>
            </mml:mrow>
            <mml:mrow>
              <mml:mn>4</mml:mn>
              <mml:msup>
                <mml:mrow>
                  <mml:mi>n</mml:mi>
                </mml:mrow>
                <mml:mrow>
                  <mml:mn>2</mml:mn>
                </mml:mrow>
              </mml:msup>
              <mml:mo>+</mml:mo>
              <mml:mn>2</mml:mn>
              <mml:mi>n</mml:mi>
              <mml:mo>+</mml:mo>
              <mml:mn>1</mml:mn>
            </mml:mrow>
          </mml:mfrac>
        </mml:mrow>
      </mml:mfenced>
      <mml:mi> </mml:mi>
    </mml:mrow>
  </mml:mrow>
  <mml:mi> </mml:mi>
  <mml:mo>→</mml:mo>
  <mml:mi> </mml:mi>
  <mml:mi> </mml:mi>
  <mml:mrow>
    <mml:mrow>
      <mml:munder>
        <mml:mrow>
          <mml:mi mathvariant="normal">lim</mml:mi>
        </mml:mrow>
        <mml:mrow>
          <mml:mi>n</mml:mi>
          <mml:mo>→</mml:mo>
          <mml:mi>∞</mml:mi>
        </mml:mrow>
      </mml:munder>
    </mml:mrow>
    <mml:mo>⁡</mml:mo>
    <mml:mrow>
      <mml:mfenced open="{" close="}" separators="|">
        <mml:mrow>
          <mml:mfrac>
            <mml:mrow>
              <mml:mn>4</mml:mn>
              <mml:mi>n</mml:mi>
              <mml:mo>+</mml:mo>
              <mml:mn>6</mml:mn>
            </mml:mrow>
            <mml:mrow>
              <mml:mn>8</mml:mn>
              <mml:mi>n</mml:mi>
              <mml:mo>+</mml:mo>
              <mml:mn>2</mml:mn>
            </mml:mrow>
          </mml:mfrac>
        </mml:mrow>
      </mml:mfenced>
    </mml:mrow>
  </mml:mrow>
  <mml:mi> </mml:mi>
  <mml:mo>→</mml:mo>
  <mml:mi> </mml:mi>
  <mml:mfrac>
    <mml:mrow>
      <mml:mn>1</mml:mn>
    </mml:mrow>
    <mml:mrow>
      <mml:mn>2</mml:mn>
    </mml:mrow>
  </mml:mfrac>
  <mml:mi> </mml:mi>
  <mml:mi> </mml:mi>
  <mml:mi> </mml:mi>
  <mml:mi> </mml:mi>
  <mml:mi> </mml:mi>
  <mml:mi> </mml:mi>
  <mml:mi> </mml:mi>
  <mml:msub>
    <mml:mrow>
      <mml:mi>E</mml:mi>
    </mml:mrow>
    <mml:mrow>
      <mml:mi>n</mml:mi>
    </mml:mrow>
  </mml:msub>
  <mml:mo>=</mml:mo>
  <mml:mfenced open="{" close="}" separators="|">
    <mml:mrow>
      <mml:mi>L</mml:mi>
      <mml:mo>-</mml:mo>
      <mml:msub>
        <mml:mrow>
          <mml:mi>x</mml:mi>
        </mml:mrow>
        <mml:mrow>
          <mml:mi>n</mml:mi>
        </mml:mrow>
      </mml:msub>
      <mml:mi> </mml:mi>
    </mml:mrow>
  </mml:mfenced>
  <mml:mo>:</mml:mo>
  <mml:mi> </mml:mi>
  <mml:mi> </mml:mi>
  <mml:mi> </mml:mi>
  <mml:mfrac>
    <mml:mrow>
      <mml:mn>1</mml:mn>
    </mml:mrow>
    <mml:mrow>
      <mml:mn>2</mml:mn>
    </mml:mrow>
  </mml:mfrac>
  <mml:mo>-</mml:mo>
  <mml:mfenced open="{" close="}" separators="|">
    <mml:mrow>
      <mml:mfrac>
        <mml:mrow>
          <mml:mn>2</mml:mn>
          <mml:msup>
            <mml:mrow>
              <mml:mi>n</mml:mi>
            </mml:mrow>
            <mml:mrow>
              <mml:mn>2</mml:mn>
            </mml:mrow>
          </mml:msup>
          <mml:mo>+</mml:mo>
          <mml:mn>6</mml:mn>
          <mml:mi>n</mml:mi>
          <mml:mo>-</mml:mo>
          <mml:mn>1</mml:mn>
        </mml:mrow>
        <mml:mrow>
          <mml:mn>4</mml:mn>
          <mml:msup>
            <mml:mrow>
              <mml:mi>n</mml:mi>
            </mml:mrow>
            <mml:mrow>
              <mml:mn>2</mml:mn>
            </mml:mrow>
          </mml:msup>
          <mml:mo>+</mml:mo>
          <mml:mn>2</mml:mn>
          <mml:mi>n</mml:mi>
          <mml:mo>+</mml:mo>
          <mml:mn>1</mml:mn>
        </mml:mrow>
      </mml:mfrac>
    </mml:mrow>
  </mml:mfenced>
</mml:math>
</file>